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Georgia" fo:font-size="12pt" fo:font-weight="normal" officeooo:rsid="00d80e33" officeooo:paragraph-rsid="0013d8c7" style:font-weight-asian="normal" style:font-weight-complex="normal"/>
    </style:style>
    <style:style style:name="P2" style:family="paragraph" style:parent-style-name="Standard">
      <style:text-properties style:font-name="Georgia" fo:font-size="12pt" fo:font-weight="normal" officeooo:rsid="00555d79" officeooo:paragraph-rsid="0013d8c7" style:font-weight-asian="normal" style:font-weight-complex="normal"/>
    </style:style>
    <style:style style:name="P3" style:family="paragraph" style:parent-style-name="Standard">
      <style:text-properties style:font-name="Georgia" fo:font-size="12pt" fo:font-weight="normal" officeooo:rsid="005737ea" officeooo:paragraph-rsid="0013d8c7" style:font-weight-asian="normal" style:font-weight-complex="normal"/>
    </style:style>
    <style:style style:name="P4" style:family="paragraph" style:parent-style-name="Standard">
      <style:text-properties style:font-name="Georgia" fo:font-size="12pt" fo:font-weight="normal" officeooo:rsid="006cd025" officeooo:paragraph-rsid="0013d8c7" style:font-weight-asian="normal" style:font-weight-complex="normal"/>
    </style:style>
    <style:style style:name="P5" style:family="paragraph" style:parent-style-name="Standard">
      <style:text-properties style:font-name="Georgia" fo:font-size="12pt" fo:font-weight="normal" officeooo:rsid="00703b19" officeooo:paragraph-rsid="0013d8c7" style:font-weight-asian="normal" style:font-weight-complex="normal"/>
    </style:style>
    <style:style style:name="P6" style:family="paragraph" style:parent-style-name="Standard">
      <style:text-properties style:font-name="Georgia" fo:font-size="12pt" fo:font-weight="normal" officeooo:rsid="00722b77" officeooo:paragraph-rsid="0013d8c7" style:font-weight-asian="normal" style:font-weight-complex="normal"/>
    </style:style>
    <style:style style:name="P7" style:family="paragraph" style:parent-style-name="Standard">
      <style:text-properties style:font-name="Georgia" fo:font-size="12pt" fo:font-weight="normal" officeooo:rsid="0073f4c6" officeooo:paragraph-rsid="0013d8c7" style:font-weight-asian="normal" style:font-weight-complex="normal"/>
    </style:style>
    <style:style style:name="P8" style:family="paragraph" style:parent-style-name="Standard">
      <style:text-properties style:font-name="Georgia" fo:font-size="12pt" fo:font-weight="normal" officeooo:rsid="007be429" officeooo:paragraph-rsid="0013d8c7" style:font-weight-asian="normal" style:font-weight-complex="normal"/>
    </style:style>
    <style:style style:name="P9" style:family="paragraph" style:parent-style-name="Standard">
      <style:text-properties style:font-name="Georgia" fo:font-size="12pt" fo:font-weight="normal" officeooo:rsid="0081341f" officeooo:paragraph-rsid="0013d8c7" style:font-weight-asian="normal" style:font-weight-complex="normal"/>
    </style:style>
    <style:style style:name="P10" style:family="paragraph" style:parent-style-name="Standard">
      <style:text-properties style:font-name="Georgia" fo:font-size="12pt" fo:font-weight="normal" officeooo:rsid="008f6f50" officeooo:paragraph-rsid="0013d8c7" style:font-weight-asian="normal" style:font-weight-complex="normal"/>
    </style:style>
    <style:style style:name="P11" style:family="paragraph" style:parent-style-name="Standard">
      <style:text-properties style:font-name="Georgia" fo:font-size="12pt" fo:font-weight="normal" officeooo:rsid="0092bbbd" officeooo:paragraph-rsid="0013d8c7" style:font-weight-asian="normal" style:font-weight-complex="normal"/>
    </style:style>
    <style:style style:name="P12" style:family="paragraph" style:parent-style-name="Standard">
      <style:text-properties style:font-name="Georgia" fo:font-size="12pt" fo:font-weight="normal" officeooo:rsid="009612f5" officeooo:paragraph-rsid="0013d8c7" style:font-weight-asian="normal" style:font-weight-complex="normal"/>
    </style:style>
    <style:style style:name="P13" style:family="paragraph" style:parent-style-name="Standard">
      <style:paragraph-properties fo:text-align="start" style:justify-single-word="false"/>
      <style:text-properties style:font-name="Georgia" fo:font-size="12pt" fo:font-weight="normal" officeooo:rsid="00945d82" officeooo:paragraph-rsid="0013d8c7" style:font-weight-asian="normal" style:font-weight-complex="normal"/>
    </style:style>
    <style:style style:name="P14" style:family="paragraph" style:parent-style-name="Standard">
      <style:paragraph-properties fo:text-align="start" style:justify-single-word="false"/>
      <style:text-properties style:font-name="Georgia" fo:font-size="12pt" fo:font-weight="normal" officeooo:rsid="009764c9" officeooo:paragraph-rsid="0013d8c7" style:font-weight-asian="normal" style:font-weight-complex="normal"/>
    </style:style>
    <style:style style:name="P15" style:family="paragraph" style:parent-style-name="Standard">
      <style:paragraph-properties fo:text-align="start" style:justify-single-word="false"/>
      <style:text-properties style:font-name="Georgia" fo:font-size="12pt" fo:font-weight="normal" officeooo:rsid="009944c2" officeooo:paragraph-rsid="0013d8c7" style:font-weight-asian="normal" style:font-weight-complex="normal"/>
    </style:style>
    <style:style style:name="P16" style:family="paragraph" style:parent-style-name="Standard">
      <style:paragraph-properties fo:text-align="start" style:justify-single-word="false"/>
      <style:text-properties style:font-name="Georgia" fo:font-size="12pt" fo:font-weight="normal" officeooo:rsid="009b3d38" officeooo:paragraph-rsid="0013d8c7" style:font-weight-asian="normal" style:font-weight-complex="normal"/>
    </style:style>
    <style:style style:name="P17" style:family="paragraph" style:parent-style-name="Standard">
      <style:paragraph-properties fo:text-align="start" style:justify-single-word="false"/>
      <style:text-properties style:font-name="Georgia" fo:font-size="12pt" fo:font-weight="normal" officeooo:rsid="009df453" officeooo:paragraph-rsid="0013d8c7" style:font-weight-asian="normal" style:font-weight-complex="normal"/>
    </style:style>
    <style:style style:name="P18" style:family="paragraph" style:parent-style-name="Standard">
      <style:paragraph-properties fo:text-align="start" style:justify-single-word="false"/>
      <style:text-properties style:font-name="Georgia" fo:font-size="12pt" fo:font-weight="normal" officeooo:rsid="009e38ab" officeooo:paragraph-rsid="0013d8c7" style:font-weight-asian="normal" style:font-weight-complex="normal"/>
    </style:style>
    <style:style style:name="P19" style:family="paragraph" style:parent-style-name="Standard">
      <style:paragraph-properties fo:text-align="start" style:justify-single-word="false"/>
      <style:text-properties style:font-name="Georgia" fo:font-size="12pt" fo:font-weight="normal" officeooo:rsid="009eb50e" officeooo:paragraph-rsid="0013d8c7" style:font-weight-asian="normal" style:font-weight-complex="normal"/>
    </style:style>
    <style:style style:name="P20" style:family="paragraph" style:parent-style-name="Standard">
      <style:paragraph-properties fo:text-align="start" style:justify-single-word="false"/>
      <style:text-properties style:font-name="Georgia" fo:font-size="12pt" fo:font-weight="normal" officeooo:rsid="00a0c2e5" officeooo:paragraph-rsid="0013d8c7" style:font-weight-asian="normal" style:font-weight-complex="normal"/>
    </style:style>
    <style:style style:name="P21" style:family="paragraph" style:parent-style-name="Standard">
      <style:paragraph-properties fo:text-align="start" style:justify-single-word="false"/>
      <style:text-properties style:font-name="Georgia" fo:font-size="12pt" fo:font-weight="normal" officeooo:rsid="00a21593" officeooo:paragraph-rsid="0013d8c7" style:font-weight-asian="normal" style:font-weight-complex="normal"/>
    </style:style>
    <style:style style:name="P22" style:family="paragraph" style:parent-style-name="Standard">
      <style:paragraph-properties fo:text-align="start" style:justify-single-word="false"/>
      <style:text-properties style:font-name="Georgia" fo:font-size="12pt" fo:font-weight="normal" officeooo:rsid="00aecc79" officeooo:paragraph-rsid="0013d8c7" style:font-weight-asian="normal" style:font-weight-complex="normal"/>
    </style:style>
    <style:style style:name="P23" style:family="paragraph" style:parent-style-name="Standard">
      <style:paragraph-properties fo:text-align="start" style:justify-single-word="false"/>
      <style:text-properties style:font-name="Georgia" fo:font-size="12pt" fo:font-weight="normal" officeooo:rsid="00b20baf" officeooo:paragraph-rsid="0013d8c7" style:font-weight-asian="normal" style:font-weight-complex="normal"/>
    </style:style>
    <style:style style:name="P24" style:family="paragraph" style:parent-style-name="Standard">
      <style:paragraph-properties fo:text-align="start" style:justify-single-word="false"/>
      <style:text-properties style:font-name="Georgia" fo:font-size="12pt" fo:font-weight="normal" officeooo:rsid="00b56e02" officeooo:paragraph-rsid="0013d8c7" style:font-weight-asian="normal" style:font-weight-complex="normal"/>
    </style:style>
    <style:style style:name="P25" style:family="paragraph" style:parent-style-name="Standard">
      <style:paragraph-properties fo:text-align="start" style:justify-single-word="false"/>
      <style:text-properties style:font-name="Georgia" fo:font-size="12pt" fo:font-weight="normal" officeooo:rsid="00bccf3a" officeooo:paragraph-rsid="0013d8c7" style:font-weight-asian="normal" style:font-weight-complex="normal"/>
    </style:style>
    <style:style style:name="P26" style:family="paragraph" style:parent-style-name="Standard">
      <style:paragraph-properties fo:text-align="start" style:justify-single-word="false"/>
      <style:text-properties style:font-name="Georgia" fo:font-size="12pt" fo:font-weight="normal" officeooo:rsid="00bcd357" officeooo:paragraph-rsid="0013d8c7" style:font-weight-asian="normal" style:font-weight-complex="normal"/>
    </style:style>
    <style:style style:name="P27" style:family="paragraph" style:parent-style-name="Standard">
      <style:paragraph-properties fo:text-align="start" style:justify-single-word="false"/>
      <style:text-properties style:font-name="Georgia" fo:font-size="12pt" fo:font-weight="normal" officeooo:rsid="00bd1bf4" officeooo:paragraph-rsid="0013d8c7" style:font-weight-asian="normal" style:font-weight-complex="normal"/>
    </style:style>
    <style:style style:name="P28" style:family="paragraph" style:parent-style-name="Standard">
      <style:paragraph-properties fo:text-align="start" style:justify-single-word="false"/>
      <style:text-properties style:font-name="Georgia" fo:font-size="12pt" fo:font-weight="normal" officeooo:rsid="00cdf634" officeooo:paragraph-rsid="0013d8c7" style:font-weight-asian="normal" style:font-weight-complex="normal"/>
    </style:style>
    <style:style style:name="P29" style:family="paragraph" style:parent-style-name="Standard">
      <style:text-properties style:font-name="Georgia" fo:font-size="12pt" fo:font-weight="bold" officeooo:rsid="00555d79" officeooo:paragraph-rsid="0013d8c7" style:font-weight-asian="bold" style:font-weight-complex="bold"/>
    </style:style>
    <style:style style:name="P30" style:family="paragraph" style:parent-style-name="Standard">
      <style:text-properties style:font-name="Georgia" fo:font-size="12pt" fo:font-weight="bold" officeooo:rsid="006fc690" officeooo:paragraph-rsid="0013d8c7" style:font-weight-asian="bold" style:font-weight-complex="bold"/>
    </style:style>
    <style:style style:name="P31" style:family="paragraph" style:parent-style-name="Standard">
      <style:paragraph-properties fo:text-align="start" style:justify-single-word="false"/>
      <style:text-properties style:font-name="Georgia" fo:font-size="12pt" fo:font-weight="bold" officeooo:rsid="0092bbbd" officeooo:paragraph-rsid="0013d8c7" style:font-weight-asian="bold" style:font-weight-complex="bold"/>
    </style:style>
    <style:style style:name="P32" style:family="paragraph" style:parent-style-name="Standard">
      <style:paragraph-properties fo:text-align="start" style:justify-single-word="false"/>
      <style:text-properties style:font-name="Georgia" fo:font-size="12pt" fo:font-weight="bold" officeooo:rsid="00bccf3a" officeooo:paragraph-rsid="0013d8c7" style:font-weight-asian="bold" style:font-weight-complex="bold"/>
    </style:style>
    <style:style style:name="P33" style:family="paragraph" style:parent-style-name="Standard">
      <style:paragraph-properties fo:text-align="start" style:justify-single-word="false"/>
      <style:text-properties style:font-name="Georgia" fo:font-size="12pt" fo:font-weight="bold" officeooo:rsid="00d80e33" officeooo:paragraph-rsid="0013d8c7" style:font-weight-asian="bold" style:font-weight-complex="bold"/>
    </style:style>
    <style:style style:name="P34" style:family="paragraph" style:parent-style-name="Standard">
      <style:text-properties style:font-name="Georgia" officeooo:rsid="00177f89" officeooo:paragraph-rsid="0013d8c7"/>
    </style:style>
    <style:style style:name="P35" style:family="paragraph" style:parent-style-name="Standard">
      <style:text-properties style:font-name="Georgia" officeooo:rsid="00179ebf" officeooo:paragraph-rsid="0013d8c7"/>
    </style:style>
    <style:style style:name="P36" style:family="paragraph" style:parent-style-name="Standard">
      <style:text-properties style:font-name="Georgia" officeooo:rsid="0018e0dd" officeooo:paragraph-rsid="0013d8c7"/>
    </style:style>
    <style:style style:name="P37" style:family="paragraph" style:parent-style-name="Standard">
      <style:text-properties style:font-name="Georgia" officeooo:rsid="00193175" officeooo:paragraph-rsid="0013d8c7"/>
    </style:style>
    <style:style style:name="P38" style:family="paragraph" style:parent-style-name="Standard">
      <style:text-properties style:font-name="Georgia" officeooo:rsid="001a0e87" officeooo:paragraph-rsid="0013d8c7"/>
    </style:style>
    <style:style style:name="P39" style:family="paragraph" style:parent-style-name="Standard">
      <style:text-properties style:font-name="Georgia" officeooo:rsid="001a6327" officeooo:paragraph-rsid="0013d8c7"/>
    </style:style>
    <style:style style:name="P40" style:family="paragraph" style:parent-style-name="Standard">
      <style:text-properties style:font-name="Georgia" officeooo:rsid="001d670a" officeooo:paragraph-rsid="0013d8c7"/>
    </style:style>
    <style:style style:name="P41" style:family="paragraph" style:parent-style-name="Standard">
      <style:text-properties style:font-name="Georgia" officeooo:rsid="001e2dcf" officeooo:paragraph-rsid="0013d8c7"/>
    </style:style>
    <style:style style:name="P42" style:family="paragraph" style:parent-style-name="Standard">
      <style:text-properties style:font-name="Georgia" fo:font-size="14pt" fo:font-weight="bold" officeooo:rsid="001d670a" officeooo:paragraph-rsid="0013d8c7" style:font-weight-asian="bold" style:font-weight-complex="bold"/>
    </style:style>
    <style:style style:name="P43" style:family="paragraph" style:parent-style-name="Standard">
      <style:text-properties style:font-name="Georgia" fo:font-size="14pt" fo:font-weight="bold" officeooo:rsid="00555d79" officeooo:paragraph-rsid="0013d8c7" style:font-weight-asian="bold" style:font-weight-complex="bold"/>
    </style:style>
    <style:style style:name="P44" style:family="paragraph" style:parent-style-name="Standard">
      <style:paragraph-properties fo:text-align="start" style:justify-single-word="false"/>
      <style:text-properties style:font-name="Georgia" fo:font-size="14pt" fo:font-weight="bold" officeooo:rsid="0092bbbd" officeooo:paragraph-rsid="0013d8c7" style:font-weight-asian="bold" style:font-weight-complex="bold"/>
    </style:style>
    <style:style style:name="P45" style:family="paragraph" style:parent-style-name="Standard">
      <style:text-properties style:font-name="Georgia" fo:font-size="14pt" fo:font-weight="bold" officeooo:rsid="0092bbbd" officeooo:paragraph-rsid="0013d8c7" style:font-weight-asian="bold" style:font-weight-complex="bold"/>
    </style:style>
    <style:style style:name="P46" style:family="paragraph" style:parent-style-name="Standard">
      <style:paragraph-properties fo:text-align="start" style:justify-single-word="false"/>
      <style:text-properties style:font-name="Georgia" fo:font-size="14pt" fo:font-weight="bold" officeooo:rsid="009e38ab" officeooo:paragraph-rsid="0013d8c7" style:font-weight-asian="bold" style:font-weight-complex="bold"/>
    </style:style>
    <style:style style:name="P47" style:family="paragraph" style:parent-style-name="Standard">
      <style:paragraph-properties fo:text-align="start" style:justify-single-word="false"/>
      <style:text-properties style:font-name="Georgia" fo:font-size="14pt" fo:font-weight="bold" officeooo:rsid="00a3730b" officeooo:paragraph-rsid="0013d8c7" style:font-weight-asian="bold" style:font-weight-complex="bold"/>
    </style:style>
    <style:style style:name="P48" style:family="paragraph" style:parent-style-name="Standard">
      <style:paragraph-properties fo:text-align="start" style:justify-single-word="false"/>
      <style:text-properties style:font-name="Georgia" fo:font-size="14pt" fo:font-weight="bold" officeooo:rsid="00aecc79" officeooo:paragraph-rsid="0013d8c7" style:font-weight-asian="bold" style:font-weight-complex="bold"/>
    </style:style>
    <style:style style:name="P49" style:family="paragraph" style:parent-style-name="Standard">
      <style:paragraph-properties fo:text-align="start" style:justify-single-word="false"/>
      <style:text-properties style:font-name="Georgia" fo:font-size="14pt" fo:font-weight="normal" officeooo:rsid="0092bbbd" officeooo:paragraph-rsid="0013d8c7" style:font-weight-asian="normal" style:font-weight-complex="normal"/>
    </style:style>
    <style:style style:name="P50" style:family="paragraph" style:parent-style-name="Standard">
      <style:paragraph-properties fo:text-align="start" style:justify-single-word="false"/>
      <style:text-properties style:font-name="Georgia" fo:font-size="14pt" fo:font-weight="normal" officeooo:rsid="00945d82" officeooo:paragraph-rsid="0013d8c7" style:font-weight-asian="normal" style:font-weight-complex="normal"/>
    </style:style>
    <style:style style:name="P51" style:family="paragraph" style:parent-style-name="Standard">
      <style:paragraph-properties fo:text-align="start" style:justify-single-word="false"/>
      <style:text-properties style:font-name="Georgia" fo:font-size="14pt" fo:font-weight="normal" officeooo:rsid="009764c9" officeooo:paragraph-rsid="0013d8c7" style:font-weight-asian="normal" style:font-weight-complex="normal"/>
    </style:style>
    <style:style style:name="P52" style:family="paragraph" style:parent-style-name="Standard">
      <style:paragraph-properties fo:text-align="start" style:justify-single-word="false"/>
      <style:text-properties style:font-name="Georgia" fo:font-size="14pt" fo:font-weight="normal" officeooo:rsid="009b3d38" officeooo:paragraph-rsid="0013d8c7" style:font-weight-asian="normal" style:font-weight-complex="normal"/>
    </style:style>
    <style:style style:name="P53" style:family="paragraph" style:parent-style-name="Standard">
      <style:paragraph-properties fo:text-align="start" style:justify-single-word="false"/>
      <style:text-properties style:font-name="Georgia" fo:font-size="14pt" fo:font-weight="normal" officeooo:rsid="009c8811" officeooo:paragraph-rsid="0013d8c7" style:font-weight-asian="normal" style:font-weight-complex="normal"/>
    </style:style>
    <style:style style:name="P54" style:family="paragraph" style:parent-style-name="Standard">
      <style:paragraph-properties fo:text-align="start" style:justify-single-word="false"/>
      <style:text-properties style:font-name="Georgia" fo:font-size="14pt" fo:font-weight="normal" officeooo:rsid="009e38ab" officeooo:paragraph-rsid="0013d8c7" style:font-weight-asian="normal" style:font-weight-complex="normal"/>
    </style:style>
    <style:style style:name="P55" style:family="paragraph" style:parent-style-name="Standard">
      <style:paragraph-properties fo:text-align="start" style:justify-single-word="false"/>
      <style:text-properties style:font-name="Georgia" fo:font-size="14pt" fo:font-weight="normal" officeooo:rsid="009eb50e" officeooo:paragraph-rsid="0013d8c7" style:font-weight-asian="normal" style:font-weight-complex="normal"/>
    </style:style>
    <style:style style:name="P56" style:family="paragraph" style:parent-style-name="Standard">
      <style:paragraph-properties fo:text-align="start" style:justify-single-word="false"/>
      <style:text-properties style:font-name="Georgia" fo:font-size="14pt" fo:font-weight="normal" officeooo:rsid="00a21593" officeooo:paragraph-rsid="0013d8c7" style:font-weight-asian="normal" style:font-weight-complex="normal"/>
    </style:style>
    <style:style style:name="P57" style:family="paragraph" style:parent-style-name="Standard">
      <style:paragraph-properties fo:text-align="start" style:justify-single-word="false"/>
      <style:text-properties style:font-name="Georgia" fo:font-size="14pt" fo:font-weight="normal" officeooo:rsid="00a3a0fe" officeooo:paragraph-rsid="0013d8c7" style:font-weight-asian="normal" style:font-weight-complex="normal"/>
    </style:style>
    <style:style style:name="P58" style:family="paragraph" style:parent-style-name="Standard">
      <style:paragraph-properties fo:text-align="start" style:justify-single-word="false"/>
      <style:text-properties style:font-name="Georgia" fo:font-size="14pt" fo:font-weight="normal" officeooo:rsid="00bcd357" officeooo:paragraph-rsid="0013d8c7" style:font-weight-asian="normal" style:font-weight-complex="normal"/>
    </style:style>
    <style:style style:name="P59" style:family="paragraph" style:parent-style-name="Standard">
      <style:text-properties style:font-name="Georgia" fo:font-weight="bold" officeooo:rsid="0023f801" officeooo:paragraph-rsid="0013d8c7" style:font-weight-asian="bold" style:font-weight-complex="bold"/>
    </style:style>
    <style:style style:name="P60" style:family="paragraph" style:parent-style-name="Standard">
      <style:text-properties style:font-name="Georgia" fo:font-weight="bold" officeooo:rsid="0030b009" officeooo:paragraph-rsid="0013d8c7" style:font-weight-asian="bold" style:font-weight-complex="bold"/>
    </style:style>
    <style:style style:name="P61" style:family="paragraph" style:parent-style-name="Standard">
      <style:text-properties style:font-name="Georgia" fo:font-weight="bold" officeooo:rsid="003677da" officeooo:paragraph-rsid="0013d8c7" style:font-weight-asian="bold" style:font-weight-complex="bold"/>
    </style:style>
    <style:style style:name="P62" style:family="paragraph" style:parent-style-name="Standard">
      <style:text-properties style:font-name="Georgia" fo:font-weight="bold" officeooo:rsid="006fc690" officeooo:paragraph-rsid="0013d8c7" style:font-weight-asian="bold" style:font-weight-complex="bold"/>
    </style:style>
    <style:style style:name="P63" style:family="paragraph" style:parent-style-name="Standard">
      <style:text-properties style:font-name="Georgia" fo:font-weight="bold" officeooo:rsid="0073f4c6" officeooo:paragraph-rsid="0013d8c7" style:font-weight-asian="bold" style:font-weight-complex="bold"/>
    </style:style>
    <style:style style:name="P64" style:family="paragraph" style:parent-style-name="Standard">
      <style:text-properties style:font-name="Georgia" fo:font-weight="bold" officeooo:rsid="007f6ff4" officeooo:paragraph-rsid="0013d8c7" style:font-weight-asian="bold" style:font-weight-complex="bold"/>
    </style:style>
    <style:style style:name="P65" style:family="paragraph" style:parent-style-name="Standard">
      <style:text-properties style:font-name="Georgia" fo:font-weight="bold" officeooo:rsid="0083681e" officeooo:paragraph-rsid="0013d8c7" style:font-weight-asian="bold" style:font-weight-complex="bold"/>
    </style:style>
    <style:style style:name="P66" style:family="paragraph" style:parent-style-name="Standard">
      <style:text-properties style:font-name="Georgia" officeooo:rsid="001ecc92" officeooo:paragraph-rsid="0013d8c7"/>
    </style:style>
    <style:style style:name="P67" style:family="paragraph" style:parent-style-name="Standard">
      <style:text-properties style:font-name="Georgia" officeooo:rsid="0020abbd" officeooo:paragraph-rsid="0013d8c7"/>
    </style:style>
    <style:style style:name="P68" style:family="paragraph" style:parent-style-name="Standard">
      <style:text-properties style:font-name="Georgia" officeooo:rsid="0021be24" officeooo:paragraph-rsid="0013d8c7"/>
    </style:style>
    <style:style style:name="P69" style:family="paragraph" style:parent-style-name="Standard">
      <style:text-properties style:font-name="Georgia" officeooo:rsid="0022fd89" officeooo:paragraph-rsid="0013d8c7"/>
    </style:style>
    <style:style style:name="P70" style:family="paragraph" style:parent-style-name="Standard">
      <style:text-properties style:font-name="Georgia" fo:font-weight="normal" officeooo:rsid="00257532" officeooo:paragraph-rsid="0013d8c7" style:font-weight-asian="normal" style:font-weight-complex="normal"/>
    </style:style>
    <style:style style:name="P71" style:family="paragraph" style:parent-style-name="Standard">
      <style:text-properties style:font-name="Georgia" fo:font-weight="normal" officeooo:rsid="0027df6f" officeooo:paragraph-rsid="0013d8c7" style:font-weight-asian="normal" style:font-weight-complex="normal"/>
    </style:style>
    <style:style style:name="P72" style:family="paragraph" style:parent-style-name="Standard">
      <style:text-properties style:font-name="Georgia" fo:font-weight="normal" officeooo:rsid="00285909" officeooo:paragraph-rsid="0013d8c7" style:font-weight-asian="normal" style:font-weight-complex="normal"/>
    </style:style>
    <style:style style:name="P73" style:family="paragraph" style:parent-style-name="Standard">
      <style:text-properties style:font-name="Georgia" fo:font-weight="normal" officeooo:rsid="0053815d" officeooo:paragraph-rsid="0013d8c7" style:font-weight-asian="normal" style:font-weight-complex="normal"/>
    </style:style>
    <style:style style:name="P74" style:family="paragraph" style:parent-style-name="Standard">
      <style:text-properties style:font-name="Georgia" fo:font-weight="normal" officeooo:rsid="002a4dee" officeooo:paragraph-rsid="0013d8c7" style:font-weight-asian="normal" style:font-weight-complex="normal"/>
    </style:style>
    <style:style style:name="P75" style:family="paragraph" style:parent-style-name="Standard">
      <style:text-properties style:font-name="Georgia" fo:font-weight="normal" officeooo:rsid="002f6b3a" officeooo:paragraph-rsid="0013d8c7" style:font-weight-asian="normal" style:font-weight-complex="normal"/>
    </style:style>
    <style:style style:name="P76" style:family="paragraph" style:parent-style-name="Standard">
      <style:text-properties style:font-name="Georgia" fo:font-weight="normal" officeooo:rsid="00317c45" officeooo:paragraph-rsid="0013d8c7" style:font-weight-asian="normal" style:font-weight-complex="normal"/>
    </style:style>
    <style:style style:name="P77" style:family="paragraph" style:parent-style-name="Standard">
      <style:text-properties style:font-name="Georgia" fo:font-weight="normal" officeooo:rsid="0036609f" officeooo:paragraph-rsid="0013d8c7" style:font-weight-asian="normal" style:font-weight-complex="normal"/>
    </style:style>
    <style:style style:name="P78" style:family="paragraph" style:parent-style-name="Standard">
      <style:text-properties style:font-name="Georgia" fo:font-weight="normal" officeooo:rsid="003677da" officeooo:paragraph-rsid="0013d8c7" style:font-weight-asian="normal" style:font-weight-complex="normal"/>
    </style:style>
    <style:style style:name="P79" style:family="paragraph" style:parent-style-name="Standard">
      <style:text-properties style:font-name="Georgia" fo:font-weight="normal" officeooo:rsid="0040b21e" officeooo:paragraph-rsid="0013d8c7" style:font-weight-asian="normal" style:font-weight-complex="normal"/>
    </style:style>
    <style:style style:name="P80" style:family="paragraph" style:parent-style-name="Standard">
      <style:text-properties style:font-name="Georgia" fo:font-weight="normal" officeooo:rsid="004c9a00" officeooo:paragraph-rsid="0013d8c7" style:font-weight-asian="normal" style:font-weight-complex="normal"/>
    </style:style>
    <style:style style:name="P81" style:family="paragraph" style:parent-style-name="Standard">
      <style:text-properties style:font-name="Georgia" fo:font-weight="normal" officeooo:rsid="006fc690" officeooo:paragraph-rsid="0013d8c7" style:font-weight-asian="normal" style:font-weight-complex="normal"/>
    </style:style>
    <style:style style:name="P82" style:family="paragraph" style:parent-style-name="Standard">
      <style:text-properties style:font-name="Georgia" fo:font-weight="normal" officeooo:rsid="00703b19" officeooo:paragraph-rsid="0013d8c7" style:font-weight-asian="normal" style:font-weight-complex="normal"/>
    </style:style>
    <style:style style:name="P83" style:family="paragraph" style:parent-style-name="Standard">
      <style:text-properties style:font-name="Georgia" officeooo:rsid="00285909" officeooo:paragraph-rsid="0013d8c7"/>
    </style:style>
    <style:style style:name="P84" style:family="paragraph" style:parent-style-name="Standard">
      <style:text-properties style:font-name="Georgia" officeooo:rsid="002900ab" officeooo:paragraph-rsid="0013d8c7"/>
    </style:style>
    <style:style style:name="P85" style:family="paragraph" style:parent-style-name="Standard">
      <style:text-properties style:font-name="Georgia" officeooo:rsid="002b13c8" officeooo:paragraph-rsid="0013d8c7"/>
    </style:style>
    <style:style style:name="P86" style:family="paragraph" style:parent-style-name="Standard">
      <style:text-properties style:font-name="Georgia" officeooo:paragraph-rsid="0013d8c7"/>
    </style:style>
    <style:style style:name="P87" style:family="paragraph" style:parent-style-name="Standard">
      <style:paragraph-properties fo:text-align="start" style:justify-single-word="false" fo:break-before="page"/>
      <style:text-properties style:font-name="Georgia" fo:font-size="14pt" fo:font-weight="bold" officeooo:rsid="00bccf3a" officeooo:paragraph-rsid="0013d8c7" style:font-weight-asian="bold" style:font-weight-complex="bold"/>
    </style:style>
    <style:style style:name="T1" style:family="text">
      <style:text-properties officeooo:rsid="00ceab50"/>
    </style:style>
    <style:style style:name="T2" style:family="text">
      <style:text-properties officeooo:rsid="00d0a0ec"/>
    </style:style>
    <style:style style:name="T3" style:family="text">
      <style:text-properties officeooo:rsid="00193175"/>
    </style:style>
    <style:style style:name="T4" style:family="text">
      <style:text-properties officeooo:rsid="0018e0dd"/>
    </style:style>
    <style:style style:name="T5" style:family="text">
      <style:text-properties officeooo:rsid="001c5338"/>
    </style:style>
    <style:style style:name="T6" style:family="text">
      <style:text-properties officeooo:rsid="00bebe9e"/>
    </style:style>
    <style:style style:name="T7" style:family="text">
      <style:text-properties officeooo:rsid="001be1ef"/>
    </style:style>
    <style:style style:name="T8" style:family="text">
      <style:text-properties officeooo:rsid="00c067ba"/>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style:text-position="super 58%" officeooo:rsid="00467190"/>
    </style:style>
    <style:style style:name="T12" style:family="text">
      <style:text-properties style:text-position="super 58%" officeooo:rsid="001e2dcf"/>
    </style:style>
    <style:style style:name="T13" style:family="text">
      <style:text-properties style:text-position="super 58%" fo:font-weight="normal" style:font-weight-asian="normal" style:font-weight-complex="normal"/>
    </style:style>
    <style:style style:name="T14" style:family="text">
      <style:text-properties style:text-position="super 58%" fo:font-weight="normal" officeooo:rsid="00257532" style:font-weight-asian="normal" style:font-weight-complex="normal"/>
    </style:style>
    <style:style style:name="T15" style:family="text">
      <style:text-properties style:text-position="super 58%" fo:font-weight="normal" officeooo:rsid="0025af1a" style:font-weight-asian="normal" style:font-weight-complex="normal"/>
    </style:style>
    <style:style style:name="T16" style:family="text">
      <style:text-properties style:text-position="super 58%" fo:font-weight="normal" officeooo:rsid="0030b009" style:font-weight-asian="normal" style:font-weight-complex="normal"/>
    </style:style>
    <style:style style:name="T17" style:family="text">
      <style:text-properties style:text-position="super 58%" fo:font-size="12pt" fo:font-weight="normal" officeooo:rsid="00586b85" style:font-weight-asian="normal" style:font-weight-complex="normal"/>
    </style:style>
    <style:style style:name="T18" style:family="text">
      <style:text-properties style:text-position="super 58%" fo:font-size="12pt" fo:font-weight="normal" officeooo:rsid="00659abd" style:font-weight-asian="normal" style:font-weight-complex="normal"/>
    </style:style>
    <style:style style:name="T19" style:family="text">
      <style:text-properties style:text-position="super 58%" fo:font-size="12pt" fo:font-weight="normal" officeooo:rsid="005b8aa3" style:font-weight-asian="normal" style:font-weight-complex="normal"/>
    </style:style>
    <style:style style:name="T20" style:family="text">
      <style:text-properties officeooo:rsid="001a0e87"/>
    </style:style>
    <style:style style:name="T21" style:family="text">
      <style:text-properties officeooo:rsid="001a6327"/>
    </style:style>
    <style:style style:name="T22" style:family="text">
      <style:text-properties officeooo:rsid="00bccf3a"/>
    </style:style>
    <style:style style:name="T23" style:family="text">
      <style:text-properties officeooo:rsid="001d670a"/>
    </style:style>
    <style:style style:name="T24" style:family="text">
      <style:text-properties officeooo:rsid="001f45f6"/>
    </style:style>
    <style:style style:name="T25" style:family="text">
      <style:text-properties officeooo:rsid="001e2dcf"/>
    </style:style>
    <style:style style:name="T26" style:family="text">
      <style:text-properties officeooo:rsid="00463b62"/>
    </style:style>
    <style:style style:name="T27" style:family="text">
      <style:text-properties officeooo:rsid="001ecc92"/>
    </style:style>
    <style:style style:name="T28" style:family="text">
      <style:text-properties officeooo:rsid="00467190"/>
    </style:style>
    <style:style style:name="T29" style:family="text">
      <style:text-properties officeooo:rsid="0020abbd"/>
    </style:style>
    <style:style style:name="T30" style:family="text">
      <style:text-properties officeooo:rsid="00549fa0"/>
    </style:style>
    <style:style style:name="T31" style:family="text">
      <style:text-properties fo:font-weight="normal" style:font-weight-asian="normal" style:font-weight-complex="normal"/>
    </style:style>
    <style:style style:name="T32" style:family="text">
      <style:text-properties fo:font-weight="normal" officeooo:rsid="0023f801" style:font-weight-asian="normal" style:font-weight-complex="normal"/>
    </style:style>
    <style:style style:name="T33" style:family="text">
      <style:text-properties fo:font-weight="normal" officeooo:rsid="002485cb" style:font-weight-asian="normal" style:font-weight-complex="normal"/>
    </style:style>
    <style:style style:name="T34" style:family="text">
      <style:text-properties fo:font-weight="normal" officeooo:rsid="00257532" style:font-weight-asian="normal" style:font-weight-complex="normal"/>
    </style:style>
    <style:style style:name="T35" style:family="text">
      <style:text-properties fo:font-weight="normal" officeooo:rsid="00bccf3a" style:font-weight-asian="normal" style:font-weight-complex="normal"/>
    </style:style>
    <style:style style:name="T36" style:family="text">
      <style:text-properties fo:font-weight="normal" officeooo:rsid="0025af1a" style:font-weight-asian="normal" style:font-weight-complex="normal"/>
    </style:style>
    <style:style style:name="T37" style:family="text">
      <style:text-properties fo:font-weight="normal" officeooo:rsid="00270b23" style:font-weight-asian="normal" style:font-weight-complex="normal"/>
    </style:style>
    <style:style style:name="T38" style:family="text">
      <style:text-properties fo:font-weight="normal" officeooo:rsid="0027df6f" style:font-weight-asian="normal" style:font-weight-complex="normal"/>
    </style:style>
    <style:style style:name="T39" style:family="text">
      <style:text-properties fo:font-weight="normal" officeooo:rsid="00397c29" style:font-weight-asian="normal" style:font-weight-complex="normal"/>
    </style:style>
    <style:style style:name="T40" style:family="text">
      <style:text-properties fo:font-weight="normal" officeooo:rsid="0053815d" style:font-weight-asian="normal" style:font-weight-complex="normal"/>
    </style:style>
    <style:style style:name="T41" style:family="text">
      <style:text-properties fo:font-weight="normal" officeooo:rsid="003299e6" style:font-weight-asian="normal" style:font-weight-complex="normal"/>
    </style:style>
    <style:style style:name="T42" style:family="text">
      <style:text-properties fo:font-weight="normal" officeooo:rsid="003bfc60" style:font-weight-asian="normal" style:font-weight-complex="normal"/>
    </style:style>
    <style:style style:name="T43" style:family="text">
      <style:text-properties fo:font-weight="normal" officeooo:rsid="002a4dee" style:font-weight-asian="normal" style:font-weight-complex="normal"/>
    </style:style>
    <style:style style:name="T44" style:family="text">
      <style:text-properties fo:font-weight="normal" officeooo:rsid="002ccc19" style:font-weight-asian="normal" style:font-weight-complex="normal"/>
    </style:style>
    <style:style style:name="T45" style:family="text">
      <style:text-properties fo:font-weight="normal" officeooo:rsid="002f6b3a" style:font-weight-asian="normal" style:font-weight-complex="normal"/>
    </style:style>
    <style:style style:name="T46" style:family="text">
      <style:text-properties fo:font-weight="normal" officeooo:rsid="0030b009" style:font-weight-asian="normal" style:font-weight-complex="normal"/>
    </style:style>
    <style:style style:name="T47" style:family="text">
      <style:text-properties fo:font-weight="normal" officeooo:rsid="003b6527" style:font-weight-asian="normal" style:font-weight-complex="normal"/>
    </style:style>
    <style:style style:name="T48" style:family="text">
      <style:text-properties fo:font-weight="normal" officeooo:rsid="00317c45" style:font-weight-asian="normal" style:font-weight-complex="normal"/>
    </style:style>
    <style:style style:name="T49" style:family="text">
      <style:text-properties fo:font-weight="normal" officeooo:rsid="004f7295" style:font-weight-asian="normal" style:font-weight-complex="normal"/>
    </style:style>
    <style:style style:name="T50" style:family="text">
      <style:text-properties fo:font-weight="normal" officeooo:rsid="0038689c" style:font-weight-asian="normal" style:font-weight-complex="normal"/>
    </style:style>
    <style:style style:name="T51" style:family="text">
      <style:text-properties fo:font-weight="normal" officeooo:rsid="004e07e4" style:font-weight-asian="normal" style:font-weight-complex="normal"/>
    </style:style>
    <style:style style:name="T52" style:family="text">
      <style:text-properties fo:font-weight="normal" officeooo:rsid="004ec02b" style:font-weight-asian="normal" style:font-weight-complex="normal"/>
    </style:style>
    <style:style style:name="T53" style:family="text">
      <style:text-properties fo:font-weight="normal" officeooo:rsid="003e353f" style:font-weight-asian="normal" style:font-weight-complex="normal"/>
    </style:style>
    <style:style style:name="T54" style:family="text">
      <style:text-properties fo:font-weight="normal" officeooo:rsid="003edb7f" style:font-weight-asian="normal" style:font-weight-complex="normal"/>
    </style:style>
    <style:style style:name="T55" style:family="text">
      <style:text-properties fo:font-weight="normal" officeooo:rsid="005166db" style:font-weight-asian="normal" style:font-weight-complex="normal"/>
    </style:style>
    <style:style style:name="T56" style:family="text">
      <style:text-properties fo:font-weight="normal" officeooo:rsid="00520295" style:font-weight-asian="normal" style:font-weight-complex="normal"/>
    </style:style>
    <style:style style:name="T57" style:family="text">
      <style:text-properties fo:font-weight="normal" officeooo:rsid="0034733f" style:font-weight-asian="normal" style:font-weight-complex="normal"/>
    </style:style>
    <style:style style:name="T58" style:family="text">
      <style:text-properties fo:font-weight="normal" officeooo:rsid="0036609f" style:font-weight-asian="normal" style:font-weight-complex="normal"/>
    </style:style>
    <style:style style:name="T59" style:family="text">
      <style:text-properties fo:font-weight="normal" officeooo:rsid="0040b21e" style:font-weight-asian="normal" style:font-weight-complex="normal"/>
    </style:style>
    <style:style style:name="T60" style:family="text">
      <style:text-properties fo:font-weight="normal" officeooo:rsid="0042ddc5" style:font-weight-asian="normal" style:font-weight-complex="normal"/>
    </style:style>
    <style:style style:name="T61" style:family="text">
      <style:text-properties fo:font-weight="normal" officeooo:rsid="0044a914" style:font-weight-asian="normal" style:font-weight-complex="normal"/>
    </style:style>
    <style:style style:name="T62" style:family="text">
      <style:text-properties fo:font-weight="normal" officeooo:rsid="00482a57" style:font-weight-asian="normal" style:font-weight-complex="normal"/>
    </style:style>
    <style:style style:name="T63" style:family="text">
      <style:text-properties fo:font-weight="normal" officeooo:rsid="004a6769" style:font-weight-asian="normal" style:font-weight-complex="normal"/>
    </style:style>
    <style:style style:name="T64" style:family="text">
      <style:text-properties fo:font-weight="normal" officeooo:rsid="004b3e2d" style:font-weight-asian="normal" style:font-weight-complex="normal"/>
    </style:style>
    <style:style style:name="T65" style:family="text">
      <style:text-properties fo:font-weight="normal" officeooo:rsid="004b61f3" style:font-weight-asian="normal" style:font-weight-complex="normal"/>
    </style:style>
    <style:style style:name="T66" style:family="text">
      <style:text-properties fo:font-weight="normal" officeooo:rsid="004c9a00" style:font-weight-asian="normal" style:font-weight-complex="normal"/>
    </style:style>
    <style:style style:name="T67" style:family="text">
      <style:text-properties officeooo:rsid="002f6b3a"/>
    </style:style>
    <style:style style:name="T68" style:family="text">
      <style:text-properties officeooo:rsid="0036609f"/>
    </style:style>
    <style:style style:name="T69" style:family="text">
      <style:text-properties officeooo:rsid="005737ea"/>
    </style:style>
    <style:style style:name="T70" style:family="text">
      <style:text-properties fo:font-size="12pt"/>
    </style:style>
    <style:style style:name="T71" style:family="text">
      <style:text-properties fo:font-size="12pt" fo:font-weight="normal" style:font-weight-asian="normal" style:font-weight-complex="normal"/>
    </style:style>
    <style:style style:name="T72" style:family="text">
      <style:text-properties fo:font-size="12pt" fo:font-weight="normal" officeooo:rsid="005737ea" style:font-weight-asian="normal" style:font-weight-complex="normal"/>
    </style:style>
    <style:style style:name="T73" style:family="text">
      <style:text-properties fo:font-size="12pt" fo:font-weight="normal" officeooo:rsid="00586b85" style:font-weight-asian="normal" style:font-weight-complex="normal"/>
    </style:style>
    <style:style style:name="T74" style:family="text">
      <style:text-properties fo:font-size="12pt" fo:font-weight="normal" officeooo:rsid="005ac0c1" style:font-weight-asian="normal" style:font-weight-complex="normal"/>
    </style:style>
    <style:style style:name="T75" style:family="text">
      <style:text-properties fo:font-size="12pt" fo:font-weight="normal" officeooo:rsid="00659abd" style:font-weight-asian="normal" style:font-weight-complex="normal"/>
    </style:style>
    <style:style style:name="T76" style:family="text">
      <style:text-properties fo:font-size="12pt" fo:font-weight="normal" officeooo:rsid="005a15d8" style:font-weight-asian="normal" style:font-weight-complex="normal"/>
    </style:style>
    <style:style style:name="T77" style:family="text">
      <style:text-properties fo:font-size="12pt" fo:font-weight="normal" officeooo:rsid="005b6a4c" style:font-weight-asian="normal" style:font-weight-complex="normal"/>
    </style:style>
    <style:style style:name="T78" style:family="text">
      <style:text-properties fo:font-size="12pt" fo:font-weight="normal" officeooo:rsid="005b8aa3" style:font-weight-asian="normal" style:font-weight-complex="normal"/>
    </style:style>
    <style:style style:name="T79" style:family="text">
      <style:text-properties fo:font-size="12pt" fo:font-weight="normal" officeooo:rsid="005c41cd" style:font-weight-asian="normal" style:font-weight-complex="normal"/>
    </style:style>
    <style:style style:name="T80" style:family="text">
      <style:text-properties fo:font-size="12pt" fo:font-weight="normal" officeooo:rsid="005cb225" style:font-weight-asian="normal" style:font-weight-complex="normal"/>
    </style:style>
    <style:style style:name="T81" style:family="text">
      <style:text-properties fo:font-size="12pt" fo:font-weight="normal" officeooo:rsid="005eafbd" style:font-weight-asian="normal" style:font-weight-complex="normal"/>
    </style:style>
    <style:style style:name="T82" style:family="text">
      <style:text-properties fo:font-size="12pt" fo:font-weight="normal" officeooo:rsid="0061d2e7" style:font-weight-asian="normal" style:font-weight-complex="normal"/>
    </style:style>
    <style:style style:name="T83" style:family="text">
      <style:text-properties fo:font-size="12pt" fo:font-weight="normal" officeooo:rsid="0062987c" style:font-weight-asian="normal" style:font-weight-complex="normal"/>
    </style:style>
    <style:style style:name="T84" style:family="text">
      <style:text-properties fo:font-size="12pt" fo:font-weight="normal" officeooo:rsid="00634bce" style:font-weight-asian="normal" style:font-weight-complex="normal"/>
    </style:style>
    <style:style style:name="T85" style:family="text">
      <style:text-properties fo:font-size="12pt" fo:font-weight="normal" officeooo:rsid="00647842" style:font-weight-asian="normal" style:font-weight-complex="normal"/>
    </style:style>
    <style:style style:name="T86" style:family="text">
      <style:text-properties fo:font-size="12pt" fo:font-weight="normal" officeooo:rsid="0067ed52" style:font-weight-asian="normal" style:font-weight-complex="normal"/>
    </style:style>
    <style:style style:name="T87" style:family="text">
      <style:text-properties fo:font-size="12pt" fo:font-weight="normal" officeooo:rsid="0069d43a" style:font-weight-asian="normal" style:font-weight-complex="normal"/>
    </style:style>
    <style:style style:name="T88" style:family="text">
      <style:text-properties fo:font-size="12pt" fo:font-weight="normal" officeooo:rsid="006a1047" style:font-weight-asian="normal" style:font-weight-complex="normal"/>
    </style:style>
    <style:style style:name="T89" style:family="text">
      <style:text-properties fo:font-size="12pt" fo:font-weight="normal" officeooo:rsid="006ad740" style:font-weight-asian="normal" style:font-weight-complex="normal"/>
    </style:style>
    <style:style style:name="T90" style:family="text">
      <style:text-properties fo:font-size="12pt" fo:font-weight="normal" officeooo:rsid="006c9fed" style:font-weight-asian="normal" style:font-weight-complex="normal"/>
    </style:style>
    <style:style style:name="T91" style:family="text">
      <style:text-properties fo:font-size="12pt" fo:font-weight="normal" officeooo:rsid="00703b19" style:font-weight-asian="normal" style:font-weight-complex="normal"/>
    </style:style>
    <style:style style:name="T92" style:family="text">
      <style:text-properties fo:font-size="12pt" fo:font-weight="normal" officeooo:rsid="006cd025" style:font-weight-asian="normal" style:font-weight-complex="normal"/>
    </style:style>
    <style:style style:name="T93" style:family="text">
      <style:text-properties fo:font-size="12pt" fo:font-weight="normal" officeooo:rsid="0075e351" style:font-weight-asian="normal" style:font-weight-complex="normal"/>
    </style:style>
    <style:style style:name="T94" style:family="text">
      <style:text-properties fo:font-size="12pt" fo:font-weight="normal" officeooo:rsid="00774000" style:font-weight-asian="normal" style:font-weight-complex="normal"/>
    </style:style>
    <style:style style:name="T95" style:family="text">
      <style:text-properties fo:font-size="12pt" fo:font-weight="normal" officeooo:rsid="00782268" style:font-weight-asian="normal" style:font-weight-complex="normal"/>
    </style:style>
    <style:style style:name="T96" style:family="text">
      <style:text-properties fo:font-size="12pt" fo:font-weight="normal" officeooo:rsid="007b3b15" style:font-weight-asian="normal" style:font-weight-complex="normal"/>
    </style:style>
    <style:style style:name="T97" style:family="text">
      <style:text-properties fo:font-size="12pt" fo:font-weight="normal" officeooo:rsid="007be429" style:font-weight-asian="normal" style:font-weight-complex="normal"/>
    </style:style>
    <style:style style:name="T98" style:family="text">
      <style:text-properties fo:font-size="12pt" fo:font-weight="normal" officeooo:rsid="007c621a" style:font-weight-asian="normal" style:font-weight-complex="normal"/>
    </style:style>
    <style:style style:name="T99" style:family="text">
      <style:text-properties fo:font-size="12pt" fo:font-weight="normal" officeooo:rsid="007f6ff4" style:font-weight-asian="normal" style:font-weight-complex="normal"/>
    </style:style>
    <style:style style:name="T100" style:family="text">
      <style:text-properties fo:font-size="12pt" fo:font-weight="normal" officeooo:rsid="0082e913" style:font-weight-asian="normal" style:font-weight-complex="normal"/>
    </style:style>
    <style:style style:name="T101" style:family="text">
      <style:text-properties fo:font-size="12pt" fo:font-weight="normal" officeooo:rsid="0083681e" style:font-weight-asian="normal" style:font-weight-complex="normal"/>
    </style:style>
    <style:style style:name="T102" style:family="text">
      <style:text-properties fo:font-size="12pt" fo:font-weight="normal" officeooo:rsid="0081341f" style:font-weight-asian="normal" style:font-weight-complex="normal"/>
    </style:style>
    <style:style style:name="T103" style:family="text">
      <style:text-properties fo:font-size="12pt" fo:font-weight="normal" officeooo:rsid="008531a5" style:font-weight-asian="normal" style:font-weight-complex="normal"/>
    </style:style>
    <style:style style:name="T104" style:family="text">
      <style:text-properties fo:font-size="12pt" fo:font-weight="normal" officeooo:rsid="0088245e" style:font-weight-asian="normal" style:font-weight-complex="normal"/>
    </style:style>
    <style:style style:name="T105" style:family="text">
      <style:text-properties fo:font-size="12pt" fo:font-weight="normal" officeooo:rsid="008cd39e" style:font-weight-asian="normal" style:font-weight-complex="normal"/>
    </style:style>
    <style:style style:name="T106" style:family="text">
      <style:text-properties fo:font-size="12pt" fo:font-weight="normal" officeooo:rsid="008e58f1" style:font-weight-asian="normal" style:font-weight-complex="normal"/>
    </style:style>
    <style:style style:name="T107" style:family="text">
      <style:text-properties fo:font-size="12pt" fo:font-weight="normal" officeooo:rsid="008a119c" style:font-weight-asian="normal" style:font-weight-complex="normal"/>
    </style:style>
    <style:style style:name="T108" style:family="text">
      <style:text-properties fo:font-size="12pt" fo:font-weight="normal" officeooo:rsid="008f6f50" style:font-weight-asian="normal" style:font-weight-complex="normal"/>
    </style:style>
    <style:style style:name="T109" style:family="text">
      <style:text-properties fo:font-size="12pt" fo:font-weight="normal" officeooo:rsid="00afb9b1" style:font-weight-asian="normal" style:font-weight-complex="normal"/>
    </style:style>
    <style:style style:name="T110" style:family="text">
      <style:text-properties fo:font-size="12pt" fo:font-weight="normal" officeooo:rsid="00b20baf" style:font-weight-asian="normal" style:font-weight-complex="normal"/>
    </style:style>
    <style:style style:name="T111" style:family="text">
      <style:text-properties fo:font-size="12pt" fo:font-weight="normal" officeooo:rsid="00b31f64" style:font-weight-asian="normal" style:font-weight-complex="normal"/>
    </style:style>
    <style:style style:name="T112" style:family="text">
      <style:text-properties fo:font-size="12pt" fo:font-weight="normal" officeooo:rsid="00b4bb46" style:font-weight-asian="normal" style:font-weight-complex="normal"/>
    </style:style>
    <style:style style:name="T113" style:family="text">
      <style:text-properties fo:font-size="12pt" fo:font-weight="normal" officeooo:rsid="00b56e02" style:font-weight-asian="normal" style:font-weight-complex="normal"/>
    </style:style>
    <style:style style:name="T114" style:family="text">
      <style:text-properties fo:font-size="12pt" fo:font-weight="normal" officeooo:rsid="00b74f45" style:font-weight-asian="normal" style:font-weight-complex="normal"/>
    </style:style>
    <style:style style:name="T115" style:family="text">
      <style:text-properties fo:font-size="12pt" fo:font-weight="normal" officeooo:rsid="001753db" style:font-weight-asian="normal" style:font-weight-complex="normal"/>
    </style:style>
    <style:style style:name="T116" style:family="text">
      <style:text-properties fo:font-size="12pt" officeooo:rsid="006cd025"/>
    </style:style>
    <style:style style:name="T117" style:family="text">
      <style:text-properties fo:font-size="12pt" officeooo:rsid="00703b19"/>
    </style:style>
    <style:style style:name="T118" style:family="text">
      <style:text-properties fo:font-size="12pt" officeooo:rsid="0073f4c6"/>
    </style:style>
    <style:style style:name="T119" style:family="text">
      <style:text-properties fo:font-size="12pt" officeooo:rsid="008e58f1"/>
    </style:style>
    <style:style style:name="T120" style:family="text">
      <style:text-properties fo:font-size="12pt" officeooo:rsid="00722b77"/>
    </style:style>
    <style:style style:name="T121" style:family="text">
      <style:text-properties fo:font-size="12pt" officeooo:rsid="00a3730b"/>
    </style:style>
    <style:style style:name="T122" style:family="text">
      <style:text-properties fo:font-size="12pt" officeooo:rsid="009764c9"/>
    </style:style>
    <style:style style:name="T123" style:family="text">
      <style:text-properties fo:font-size="12pt" officeooo:rsid="009372f6"/>
    </style:style>
    <style:style style:name="T124" style:family="text">
      <style:text-properties fo:font-size="12pt" officeooo:rsid="00945d82"/>
    </style:style>
    <style:style style:name="T125" style:family="text">
      <style:text-properties fo:font-size="12pt" officeooo:rsid="009612f5"/>
    </style:style>
    <style:style style:name="T126" style:family="text">
      <style:text-properties fo:font-size="12pt" officeooo:rsid="009944c2"/>
    </style:style>
    <style:style style:name="T127" style:family="text">
      <style:text-properties fo:font-size="12pt" officeooo:rsid="009bbe3f"/>
    </style:style>
    <style:style style:name="T128" style:family="text">
      <style:text-properties fo:font-size="12pt" officeooo:rsid="00a21593"/>
    </style:style>
    <style:style style:name="T129" style:family="text">
      <style:text-properties fo:font-size="12pt" officeooo:rsid="009d9399"/>
    </style:style>
    <style:style style:name="T130" style:family="text">
      <style:text-properties fo:font-size="12pt" officeooo:rsid="009df453"/>
    </style:style>
    <style:style style:name="T131" style:family="text">
      <style:text-properties fo:font-size="12pt" officeooo:rsid="009eb50e"/>
    </style:style>
    <style:style style:name="T132" style:family="text">
      <style:text-properties fo:font-size="12pt" officeooo:rsid="009fb7e8"/>
    </style:style>
    <style:style style:name="T133" style:family="text">
      <style:text-properties fo:font-size="12pt" officeooo:rsid="00a0c2e5"/>
    </style:style>
    <style:style style:name="T134" style:family="text">
      <style:text-properties fo:font-size="12pt" officeooo:rsid="00bccf3a"/>
    </style:style>
    <style:style style:name="T135" style:family="text">
      <style:text-properties fo:font-size="12pt" officeooo:rsid="00a4bd0c"/>
    </style:style>
    <style:style style:name="T136" style:family="text">
      <style:text-properties fo:font-size="12pt" officeooo:rsid="00b38b7a"/>
    </style:style>
    <style:style style:name="T137" style:family="text">
      <style:text-properties fo:font-size="12pt" officeooo:rsid="00a6dabe"/>
    </style:style>
    <style:style style:name="T138" style:family="text">
      <style:text-properties fo:font-size="12pt" officeooo:rsid="00adebd8"/>
    </style:style>
    <style:style style:name="T139" style:family="text">
      <style:text-properties fo:font-size="12pt" officeooo:rsid="00a4ef73"/>
    </style:style>
    <style:style style:name="T140" style:family="text">
      <style:text-properties fo:font-size="12pt" officeooo:rsid="00aa80fe"/>
    </style:style>
    <style:style style:name="T141" style:family="text">
      <style:text-properties fo:font-size="12pt" officeooo:rsid="00ac775f"/>
    </style:style>
    <style:style style:name="T142" style:family="text">
      <style:text-properties fo:font-size="12pt" officeooo:rsid="00b0430f"/>
    </style:style>
    <style:style style:name="T143" style:family="text">
      <style:text-properties fo:font-size="12pt" officeooo:rsid="00b475c2"/>
    </style:style>
    <style:style style:name="T144" style:family="text">
      <style:text-properties fo:font-size="12pt" officeooo:rsid="00d18a1a"/>
    </style:style>
    <style:style style:name="T145" style:family="text">
      <style:text-properties fo:font-size="12pt" officeooo:rsid="00c78f48"/>
    </style:style>
    <style:style style:name="T146" style:family="text">
      <style:text-properties fo:font-size="12pt" officeooo:rsid="00c7d901"/>
    </style:style>
    <style:style style:name="T147" style:family="text">
      <style:text-properties fo:font-size="12pt" officeooo:rsid="00cc1101"/>
    </style:style>
    <style:style style:name="T148" style:family="text">
      <style:text-properties officeooo:rsid="008f6f50"/>
    </style:style>
    <style:style style:name="T149" style:family="text">
      <style:text-properties officeooo:rsid="00b74f45"/>
    </style:style>
    <style:style style:name="T150" style:family="text">
      <style:text-properties officeooo:rsid="00c7d901"/>
    </style:style>
    <style:style style:name="T151" style:family="text">
      <style:text-properties officeooo:rsid="00c93efe"/>
    </style:style>
    <style:style style:name="T152" style:family="text">
      <style:text-properties officeooo:rsid="00ca922c"/>
    </style:style>
    <style:style style:name="T153" style:family="text">
      <style:text-properties officeooo:rsid="00d18a1a"/>
    </style:style>
    <style:style style:name="T154" style:family="text">
      <style:text-properties officeooo:rsid="001c02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hronology and Discussion – Weather and Climate</text:p>
      <text:p text:style-name="P35"/>
      <text:p text:style-name="P36">For a general overview, let’s assume a <text:span text:style-name="T3">the world is at a “balanced state”:</text:span></text:p>
      <text:p text:style-name="P37">The obliquity is in the middle of its cycle</text:p>
      <text:p text:style-name="P37">The eccentricity is at its most circular</text:p>
      <text:p text:style-name="P37">The precession is in the middle of its cycle (approximately 0 degrees, such that north and south hemispheres are equidistant at perihelion, though the low eccentricity nullifies this anyway.)</text:p>
      <text:p text:style-name="P37"/>
      <text:p text:style-name="P36">Climate Summary</text:p>
      <text:p text:style-name="P35">The world’<text:span text:style-name="T4">s atmospheric circulation falls into recognizable </text:span><text:span text:style-name="T5">Polar,</text:span><text:span text:style-name="T4"> Farrell, and Hadley cells, creating prevailing wind patterns and oceanic circulation. </text:span><text:span text:style-name="T6">The planet’s size is slightly larger than Earth’s, leading to approximately 3% stronger equatorial winds (from a ratio of the circumferences). With normal variation, this 3% difference is hidden.</text:span></text:p>
      <text:p text:style-name="P35"/>
      <text:p text:style-name="P37">Wind pattern:</text:p>
      <text:p text:style-name="P38">With all winds, land in the wind’s <text:span text:style-name="T7">developing/</text:span>primary latitudes slows it down and tends to cause it to dry it out. <text:span text:style-name="T7">Thus, winds that descend over continents are the driest and hottest. </text:span><text:span text:style-name="T8">All winds are stronger in the winter hemisphere due to the stronger polar cyclone. At the equator, this causes the shift in the inter-tropical convergence zone to the summer hemisphere and the onset of the monsoon season.</text:span></text:p>
      <text:p text:style-name="P37"/>
      <text:p text:style-name="P37"><text:span text:style-name="T9">Polar easterlies</text:span> blow weakly east-west down from the poles to the polar circle latitudes, where they meet the westerlies. The polar easterlies are dry as they descend onto the poles, and they gain moisture as they warm and move towards the equator. At about the 60<text:span text:style-name="T10">th</text:span> parallels, the polar easterlies meet the westerlies a<text:span text:style-name="T20">nd drop their rain as they rise back into the upper atmosphere and move back down again towards the poles.</text:span></text:p>
      <text:p text:style-name="P37"/>
      <text:p text:style-name="P37"><text:span text:style-name="T9">Westerlies</text:span>, which blow west-east as they descend from the 30<text:span text:style-name="T10">th</text:span> parallels. <text:span text:style-name="T21">They vary in strength with the polar cyclones of each hemisphere. The westerlies are strong as the polar cyclone is strong, thus they are strongest in the winter hemisphere and weak in the summer hemisphere.</text:span></text:p>
      <text:p text:style-name="P37"/>
      <text:p text:style-name="P39"><text:span text:style-name="T9">Equatorial easterlies</text:span> cycle through the Hadley cells between the equator and the 30<text:span text:style-name="T10">th</text:span> parallels. From the top of the cell, the winds are dry as they blow down over the 30<text:span text:style-name="T10">th</text:span> parallels. From there, they are swept east-west down towards the equator, picking up moisture and warmth as they go. As the easterlies meet the inter-tropical convergence zone (ITCZ, the location of which varies <text:span text:style-name="T7">north or south of the equator</text:span> with the seasons) they rise back into the upper atmosphere and drop their moisture along the way.</text:p>
      <text:p text:style-name="P37"/>
      <text:p text:style-name="P40">Applied to the planet, these winds each have unique effects both similar and dis-similar to Earth.</text:p>
      <text:p text:style-name="P41"/>
      <text:p text:style-name="P41">For various circumstances, the climatic <text:span text:style-name="T22">e</text:span>ffects of these wind patterns are discussed per-hemisphere and in an east-to-west direction from continent to continent.</text:p>
      <text:p text:style-name="P41"/>
      <text:p text:style-name="P42">North hemisphere:</text:p>
      <text:p text:style-name="P40"/>
      <text:p text:style-name="P59">Luazil</text:p>
      <text:p text:style-name="P40"><text:soft-page-break/>The polar easterlies blow down over the northern arctic continent, causing a dry, wind-swept landscape with deep layers of millennia-frozen snow and ice.</text:p>
      <text:p text:style-name="P41"/>
      <text:p text:style-name="P86"><text:span text:style-name="T23">The gap between Luazil and the polar continent gives the wind little time to pick up moisture before it blows </text:span><text:span text:style-name="T24">south</text:span><text:span text:style-name="T23"> over the large continent. </text:span><text:span text:style-name="T25">The easterlies drop much of this moisture onto the highlands of northern Luazil, </text:span><text:span text:style-name="T24">leaving little for the center of the continent. They blow slowly southward, quickly warming and rising aloft as they reach the center.</text:span><text:span text:style-name="T25"> What little moisture was left is dropped here, though the result is a primarily dry continental north. </text:span><text:span text:style-name="T26">The westerlies the blow from the southwest cross the Rhunendor-Luazil sea and carry heavy winter precipitation into the southwest corner of Luazil, the land between the mountain ranges there. These winds are weaker in the summer, but the ocean breezes from the southwest bring enough precipitation to keep these coasts fertile and green.</text:span><text:span text:style-name="T27"> The south-western mountains of Luazi</text:span><text:span text:style-name="T28">l catch the dry descending westerlies of the 30</text:span><text:span text:style-name="T11">th</text:span><text:span text:style-name="T28"> parallel, making them dry and cracked</text:span><text:span text:style-name="T27">. The south-central coast, however, has more moisture blown in from the bay, leading to a more temperate region between the western and eastern mountain ranges.</text:span></text:p>
      <text:p text:style-name="P86"><text:span text:style-name="T27"><text:tab/></text:span><text:span text:style-name="T24">The winter months see a surge in these polar and westerly winds. Though the moisture content is even less from the polar winds.</text:span></text:p>
      <text:p text:style-name="P66"/>
      <text:p text:style-name="P66">The parallel southern mountain ranges east of the central sea catch any rainfall that would come from the north-eastern polar wind <text:span text:style-name="T24">in from the central sea </text:span>or the south-western westerl<text:span text:style-name="T24">y in from the bay</text:span>, keeping the land between them arid and hot.</text:p>
      <text:p text:style-name="P66"><text:tab/><text:span text:style-name="T24">The mountains are buffeted by strong winds throughout the winter months, causing whistling mountain passes.</text:span></text:p>
      <text:p text:style-name="P41"/>
      <text:p text:style-name="P86"><text:span text:style-name="T25">A</text:span><text:span text:style-name="T27">s we look to the east end of the main continent before the central sea, </text:span><text:span text:style-name="T25">the polar wind that blows down through the channel into the central sea is fast and strong, picking up significant moisture and dropping it on the western coast of the central sea as it warms and rises at the 60</text:span><text:span text:style-name="T12">th</text:span><text:span text:style-name="T25"> parallel north. </text:span><text:span text:style-name="T27">The weak polar cyclone of the summer months gives </text:span><text:span text:style-name="T24">less rainfall than the swift winter winds, which bring heavy snowfall </text:span><text:span text:style-name="T29">from the central sea. </text:span><text:span text:style-name="T30">The southern mountains on this side of Luazil are typically dry and warm, with the precipitation from any westerlies being caught before passing over the bottom mountains. Austera to the south lies such that the inter-tropical convergence zone remains near its coasts year round, denying this southeast corner of Luazil the benefit of monsoon rains.</text:span></text:p>
      <text:p text:style-name="P67"/>
      <text:p text:style-name="P67">The eastern subcontinent of Luazil is affected very differently by the polar and westerly winds. The polar winds bring precipitation to the eastern- and western-coasts of the north, though the central region is blocked by northern mountains. The westernmost of these two winds slows down as it drops its moisture over the peninsula-like protrusion curling over the central sea, leaving a slow, dry wind to continue west over the water. Even in the winter months, this leads the central sea to remain calm, with a subtle circulating current.</text:p>
      <text:p text:style-name="P67"/>
      <text:p text:style-name="P67">The easternmost of the two winds blowing down the subcontinent east of Luazil swiftly races down the coast, driving a circulating current between Luazil and eastern Perakor. The current in this sea is added to by the westerlies blowing across the isthmus of Luazil’s foot. As these winds vary with the seasons, becoming stronger in the winter, so does this current. The westerlies blowing over the isthmus are the dominant winds over the foot of Luazil. Though they drop much of their moisture over the foot’s low southern mountains, they are strong <text:soft-page-break/>enough in the winter to bring more powerful seasonal precipitation around the north-western end of the mountains.</text:p>
      <text:p text:style-name="P67"/>
      <text:p text:style-name="P68">Northwest of the isthmus, the land is given precipitation by the westerlies blowing in from the ocean from the south. The precipitation here is much blown farther inland in the winter, and is generally stronger in those months.</text:p>
      <text:p text:style-name="P68"/>
      <text:p text:style-name="P69">The large islands south of Luazil’s foot are buffeted by dry, descending westerlies picking up ocean moisture. Their size of the islands allows the ocean to cool them off, leading to more temperate climates with more even, year-round precipitation.</text:p>
      <text:p text:style-name="P37"/>
      <text:p text:style-name="P59">Perakor</text:p>
      <text:p text:style-name="P86"><text:span text:style-name="T32">Ghelond’s climate is controlled by its dominating mountains. The polar winds blowing from the northeast are deflected by the high coastal cliffs of Ghelond’s northeast, though they are able to drop significant amounts of precipitation through to the mountains, </text:span><text:span text:style-name="T33">especially in the winter. This precipitation allows the growth of thick pine forests throughout the north</text:span><text:span text:style-name="T32">. These polar winds are swift and strong in the winter, and the current that they power crashes against Ghelond’s north with destructive cold waves. </text:span><text:span text:style-name="T34">Westerlies blowing around the foot of Luazil make their way up to the southwestern coast of Ghelond, blowing directly into the northern mountains. The northern reaches of these mountains, under the combined </text:span><text:span text:style-name="T35">e</text:span><text:span text:style-name="T34">ffects of the polar easterlies from the north and the westerlies from the south, are given generous precipitation in both summer and winter. The mid-latitudes of Ghelond, between the 30</text:span><text:span text:style-name="T14">th</text:span><text:span text:style-name="T34"> and 60</text:span><text:span text:style-name="T14">th</text:span><text:span text:style-name="T34"> parallels, is more temperate. The westerlies dominate, bringing precipitation from the western waters to feed a thick deciduous forest.</text:span></text:p>
      <text:p text:style-name="P70"/>
      <text:p text:style-name="P86"><text:span text:style-name="T34">T</text:span><text:span text:style-name="T36">he 30</text:span><text:span text:style-name="T15">th</text:span><text:span text:style-name="T36"> parallel north cuts directly through Tepeheo. The descending westerlies and equatorial easterlies are are dry here. Though some precipitation is brought to the western coast, it is highly seasonal-with little in the summer, and only mild amounts in the winter </text:span><text:span text:style-name="T37">to feed the crater lakes there. </text:span><text:span text:style-name="T38">The central bay and the mountains of the Lesser Peninsula deflect and circulate enough wind and sea currents to bring decent ocean breezes to the coast of the central bay, but the slow-moving equatorial wind has little to offer to the southern chunk of Tepeheo. The land there is arid and hot, with little wind at all to even build dunes in the sand. </text:span><text:span text:style-name="T39">The southern region’s salvation comes in the summer monsoon rains that swee</text:span><text:span text:style-name="T40">p</text:span><text:span text:style-name="T39"> up from the equator, causing a boom in vegetation growth and river flooding.</text:span><text:span text:style-name="T41"> </text:span><text:span text:style-name="T39">The southern coasts of Tepeheo briefly transform into a small, lush jungle. </text:span><text:span text:style-name="T42">This monsoon season also occasionally brings raging hurricanes from along the equator.</text:span></text:p>
      <text:p text:style-name="P71"/>
      <text:p text:style-name="P83"><text:span text:style-name="T38">T</text:span><text:span text:style-name="T31">he northern parts of Tepeheo’s Greater Peninsula are given more rainfall by the westerlies crossing the central bay. This rainfall, typically more significant in the winter months, gives the northern part of the Greater Peninsula temperate forests, much like China’s Manchuria region.</text:span></text:p>
      <text:p text:style-name="P72"/>
      <text:p text:style-name="P73">Tepeheo’s gap between it and Ghelond allows westerlies to drag a current around the north coast of Tepeheo and in a circuit around the coasts of Amarth and Wysteria. While these westerlies do blow in the summer, they form a stronger, faster circuit in the winter. The strong winter trade winds pull the current southward as it flows down Wysteria’s western coast, connecting it with the Austera-Huroma gyre. In the northern summer, however, the southern trade winds push the Wysteria current back west towards Tepeheo.</text:p>
      <text:p text:style-name="P72"/>
      <text:p text:style-name="P84"><text:soft-page-break/><text:span text:style-name="T31">The large northern landmass of Amarth is an open channel to receive the polar easterlies and north-blowing westerlies crossing the sea in the ring of Perakor. </text:span><text:span text:style-name="T43">The northeast is given heavy polar precipitation, though the wind dries as it crosses over the dense land. The southwest of Amarth brings in heavy ocean precipitation carried by the incoming westerlies, feeding the large glacial lake in that region. Fed primarily by these westerlies, much of the southern region of Amarth is home to thick pine forests that thrive in the winter snow.</text:span></text:p>
      <text:p text:style-name="P74"/>
      <text:p text:style-name="P85"><text:span text:style-name="T43">W</text:span><text:span text:style-name="T31">ysteria’s northern head has western mountains that dampen the westerlies that would meet the polar winds blowing south, leading these polar winds to bring strong precipitation down below the 60</text:span><text:span text:style-name="T13">th</text:span><text:span text:style-name="T31"> parallel north, where they normally hit the westerlies. This polar precipitation leads northern Wysteria to be unusually cold and snowy, especially during the strong winter months. </text:span><text:span text:style-name="T44">Central Wysteria, however, is given more temperate conditions by the westerlies carrying ocean water from the western sea. </text:span><text:span text:style-name="T45">The farther south you go in Wysteria, however, the dryer the westerly winds. The southern foot of Wysteria is hotter and dryer than the rest of the small protrusion, with western mountains enclosing a low sandy desert in their rain shadow.</text:span></text:p>
      <text:p text:style-name="P75"/>
      <text:p text:style-name="P60"><text:span text:style-name="T67">A</text:span>dasol</text:p>
      <text:p text:style-name="P86"><text:span text:style-name="T46">Adasol is long and thin, stretching from the 10</text:span><text:span text:style-name="T16">th</text:span><text:span text:style-name="T46"> to the 55</text:span><text:span text:style-name="T16">th</text:span><text:span text:style-name="T46"> degree latitude. The southwest of Adasol is home to low coastal mountains that </text:span><text:span text:style-name="T47">lessen the possible effects of a summer monsoon. There is a weak west-Adasol monsoon that rounds the western edge of the mountains there and brings summer rains to the region around the western gulf, though the rains don’t penetrate far inland.</text:span><text:span text:style-name="T48"> </text:span><text:span text:style-name="T47">While these coastal mountains block a strong southern monsoon from reaching far inland, heavy summer </text:span><text:span text:style-name="T49">monsoon </text:span><text:span text:style-name="T47">rains batter the southern coasts and cause a thick jungle to flourish. </text:span><text:span text:style-name="T50">The equatorial easterlies round the southern cape of Adasol strikingly fast, bringing with them immensely strong </text:span><text:span text:style-name="T51">winter</text:span><text:span text:style-name="T50"> </text:span><text:span text:style-name="T47">storms as well. These storms tear between Adasol and Qas, generating an ocean </text:span><text:span text:style-name="T52">current</text:span><text:span text:style-name="T47"> in that sea that feeds into the equatorial current </text:span><text:span text:style-name="T53">and directs hurricanes from the east </text:span><text:span text:style-name="T54">towards the mountains.</text:span></text:p>
      <text:p text:style-name="P86"><text:span text:style-name="T54"><text:tab/></text:span><text:span text:style-name="T55">The summer wind reversal of the monsoon season makes the equatorial belt rounding the south of Adasol stormy and dangerous, with wind and currents streaming directly into the rocky mountainous coasts. </text:span><text:span text:style-name="T56">In fall and spring, the belt opens up around the southern prominence and the current is more strongly east-to-west.</text:span></text:p>
      <text:p text:style-name="P76"/>
      <text:p text:style-name="P86"><text:span text:style-name="T48">The center of the continent </text:span><text:span text:style-name="T57">transitions to</text:span><text:span text:style-name="T48"> hot and arid, </text:span><text:span text:style-name="T57">any southern monsoon rain blocked by the mountains. </text:span><text:span text:style-name="T58">To the north of the desert, the westerlies blowing in over the sea between Adasol and Perakor bring abundant ocean rainfall in these mid latitudes, allowing for temperate forests. Precipitation gets more and more abundant towards the polar latitudes, as the polar easterlies blow south and cool the north of Adasol. The strength of these polar easterlies on Adasol is dampened by the mountains of Halcinaline to the north. In the winter, the dampening is lessened with the strengthening of the polar cyclone.</text:span></text:p>
      <text:p text:style-name="P77"/>
      <text:p text:style-name="P61"><text:span text:style-name="T68">H</text:span>alcinaline and Rhunendor</text:p>
      <text:p text:style-name="P78"/>
      <text:p text:style-name="P78">The mountainous Halcinaline subcontinents catch much of the moisture carried by the polar winds that break against them. The westerlies to their south move unusually northward because of this, and deposit their precipitation on the southern wall of the Halcinaline, giving the thin continents even precipitation on both north and south.</text:p>
      <text:p text:style-name="P78"/>
      <text:p text:style-name="P79">Rhunendor is positioned evenly between the tropics and the polar circle. The southern and western edges of the continent are facing the westerlies, which are dry on the southern coast <text:soft-page-break/>and bring rainfall and storms to the western side of Rhunendor, where the westerlies come after traveling over the sea between Rhunendor and Adasol. The rainfall to the west coast is interrupted by the craterous mountains in the center of Rhunendor, created as the Usada was pulled into Hundië and Insúlo’s Conduit.</text:p>
      <text:p text:style-name="P86"><text:span text:style-name="T59"><text:tab/></text:span><text:span text:style-name="T60">The northern regions of Rhunendor are positioned such that </text:span><text:span text:style-name="T61">it catches</text:span><text:span text:style-name="T60"> the precipitation from the polar easterlies rising into the upper atmosphere, </text:span><text:span text:style-name="T61">leading to wet winters when the polar cyclone is strongest.</text:span></text:p>
      <text:p text:style-name="P86"><text:span text:style-name="T38"><text:tab/></text:span><text:span text:style-name="T62">The winds blowing east across Rhunendor help push the eastern sea towards Luazil, and the shape of the southeastern coasts there deflect</text:span><text:span text:style-name="T63">s</text:span><text:span text:style-name="T62"> the currents south into the equatorial current back towards Rhunendor. This forms a </text:span><text:span text:style-name="T63">seasonal </text:span><text:span text:style-name="T62">gyre. In the northern winter, the westerlies </text:span><text:span text:style-name="T63">from Adasol blow across Rhunendor, particularly over the northernmost peninsula and between the mainland and the long island just to the south. These winds </text:span><text:span text:style-name="T62">push strongly towards Luazil, </text:span><text:span text:style-name="T63">where the currents are deflected southward by the shape of the coastline. That deflection joins these west-to-east currents with the east-to-west equatorial belt. I</text:span><text:span text:style-name="T62">n that same season, the northern trade winds are strong and push </text:span><text:span text:style-name="T63">the inter-tropical convergence zone </text:span><text:span text:style-name="T62">past the equator for the southern summer’s monsoon season. Thus, during the northern winter, the ocean gyre pushes water down to the northern and northeastern coasts of Nomenes, where it is caught in </text:span><text:span text:style-name="T64">a gyre circulating between the eastern coast of Nomenes and the western edge of </text:span><text:span text:style-name="T65">Austera, </text:span><text:span text:style-name="T66">which is closed in the northern winter.</text:span></text:p>
      <text:p text:style-name="P80"><text:tab/>In the northern summer, the westerlies pushing water from Rhunendor to Luazil are weak and broken, and the northern hemisphere trade winds are replaced by the southern hemisphere trade winds empowered by the summer insolation of northern Nomenes. These southern trade winds blow north and cut off the Nomenes-Austera gyre, instead moving the equatorial belt north to connect back directly to Rhunendor or Adasol.</text:p>
      <text:p text:style-name="P71"/>
      <text:p text:style-name="P43">South Hemisphere:</text:p>
      <text:p text:style-name="P43"/>
      <text:p text:style-name="P29">Austera</text:p>
      <text:p text:style-name="P2">Austera is a massive continent nestled between the equator and the southern polar circle, with prominences protruding past each. Also being thousands of miles wide, Austera has a diverse climate landscape.</text:p>
      <text:p text:style-name="P2"/>
      <text:p text:style-name="P2">It’s farthest eastern point lies close to the south pole. With no landmass sitting on the south pole, the southern polar easterlies pick up significant moisture as they blow north towards the southern coast of Austera. The southwestern mountains are drenched in heavy precipitation, particularly in the winter months when the polar easterlies are strongest. <text:span text:style-name="T69">Runoff from the mountains feeds into the large lakes and bay of the region.</text:span></text:p>
      <text:p text:style-name="P3"/>
      <text:p text:style-name="P86"><text:span text:style-name="T72">A</text:span><text:span text:style-name="T73">s we look north, much of Austera sits directly along the dry 30</text:span><text:span text:style-name="T17">th</text:span><text:span text:style-name="T73"> parallel south. Dry, warm winds descend from the upper atmosphere onto the bulk of Austera’s inland, with the westerlies that descend there blowing slowly and weakly towards the southeast coast. Some westerlies from the sea west of Austera blow precipitation onto the southwest coastline and into the far-reaching bay. This bay is the lifeblood of southwest Austera, with the westerly wind picking up bay water and distributing it over the region near it. The farther inland from the bay you go, however, the land becomes perpetually arid and hot—</text:span><text:span text:style-name="T74">and this desert is standard across much of Austera, </text:span><text:span text:style-name="T75">from the 25</text:span><text:span text:style-name="T18">th</text:span><text:span text:style-name="T75"> - 55</text:span><text:span text:style-name="T18">th</text:span><text:span text:style-name="T75"> parallel where the bay rains do not fall</text:span><text:span text:style-name="T73">. </text:span><text:span text:style-name="T74">The continent’s</text:span><text:span text:style-name="T76"> salvation comes with the monsoon rains </text:span><text:span text:style-name="T74">from the north</text:span><text:span text:style-name="T76">. </text:span><text:span text:style-name="T77">Northwest Austera protrudes through the equatorial belt, with its large northern inland bay dipping just to the east. </text:span><text:span text:style-name="T78">Here on the west coast, the monsoon rains sweep continuously up and down the sea </text:span><text:soft-page-break/><text:span text:style-name="T78">board. In the southern hemisphere summer, the monsoons drench the </text:span><text:span text:style-name="T79">equator</text:span><text:span text:style-name="T78"> - </text:span><text:span text:style-name="T80">20</text:span><text:span text:style-name="T19">th</text:span><text:span text:style-name="T78"> latitudes before migrating north in later months, eventually reaching the northernmost point of Austera’s western coast in the southern hemisphere winter. </text:span><text:span text:style-name="T80">The monsoon rains push past the coastal highlands and flood the dry inland savannas throughout the northwestern region of Austera. </text:span><text:span text:style-name="T115">Near the region, and around the mouth of the central bay, equatorial Austera is a thick rain forest.</text:span></text:p>
      <text:p text:style-name="P86"><text:span text:style-name="T80"><text:tab/>These monsoon rains are also powerful in the northern inland bay to the east, </text:span><text:span text:style-name="T81">with the southern hemisphere summers bringing massive rainstorms throughout the bay region. </text:span><text:span text:style-name="T82">Unlike the western coast, however, this leaves the </text:span><text:span text:style-name="T115">southern coast of the </text:span><text:span text:style-name="T82">central bay with a dry winter. </text:span><text:span text:style-name="T83">This monsoon cycle </text:span><text:span text:style-name="T84">is common all along the coast of Austera east of this bay, though the central coastal mountains block the monsoons from penetrating deeply into the region to their south. </text:span><text:span text:style-name="T85">The easternmost prominence is hit by powerful monsoons in the summer months, and its eastern coast receives rainfall year round, </text:span><text:span text:style-name="T115">leaving much of it in a rain forest climate</text:span><text:span text:style-name="T85">.</text:span></text:p>
      <text:p text:style-name="P86"><text:span text:style-name="T85"><text:tab/></text:span><text:span text:style-name="T86">The southern coast, which feels the westerlies that descend on the inland of Austera draw down from north west out onto the waters, is home to numerous small coastal gyres </text:span><text:span text:style-name="T87">that pull in strong winter storms from the meeting of the southern polar easterlies and the westerlies from the northwest.</text:span></text:p>
      <text:p text:style-name="P86"><text:span text:style-name="T87"><text:tab/></text:span><text:span text:style-name="T88">The equatorial easterlies blowing against the eastern coast of Austera cause currents to be deflected southward along the coast, </text:span><text:span text:style-name="T89">which, </text:span><text:span text:style-name="T90">in the </text:span><text:span text:style-name="T91">fall and </text:span><text:span text:style-name="T90">winter months,</text:span><text:span text:style-name="T89"> then get pulled east by the </text:span><text:span text:style-name="T90">strong,</text:span><text:span text:style-name="T89"> eastward blowing westerly winds. </text:span><text:span text:style-name="T90">The summer westerlies aren’t strong enough to pull the currents back east; instead they continue south around the corner of Austera. In the winter months, the east-pulled current passes between Huroma and Eyasol and drives the complex currents of Nos Mori. The current that does not flow between Huroma and Eyasol is deflected up the western coast of Huroma, where it meets the equatorial belt and completes a sub-gyre with Austera. </text:span><text:span text:style-name="T92">A larger gyre is completed with currents flowing from the top of Nos Mori and back west to Austera.</text:span></text:p>
      <text:p text:style-name="P4"/>
      <text:p text:style-name="P62"><text:span text:style-name="T116">H</text:span><text:span text:style-name="T70">uroma, Eyasol, and Nos Mori</text:span></text:p>
      <text:p text:style-name="P30"/>
      <text:p text:style-name="P81"><text:span text:style-name="T70">Eyasol sits along the southern polar circle, with its mountainous environment catching polar updrafts to the south and westerly storms from the north. These two wind currents give Eyasol a stormy, wet winter and a mild summer. </text:span><text:span text:style-name="T117">In the winter, when the Austera-Nos Mori gyre is strongest, numerous smaller circulations swirl around the south and east of Eyasol, locking winter storms into that region.</text:span></text:p>
      <text:p text:style-name="P5"/>
      <text:p text:style-name="P82"><text:span text:style-name="T70">Huroma sits north of Eyasol in the high pressure region of the horse latitudes. Here, much like mainland Austera, the descending equatorial and westerly winds are calm and dry. This heat is trapped throughout the year by the arrowhead-shaped mountains pointing along the southwest corner of the island, which pulls in summer monsoons from the north to precipitate on the northeast coast. </text:span><text:span text:style-name="T118">The monsoon winds blow southward between the gap of Huroma and Nomenes, reversing the ocean current that flows northward in the winter. This monsoon-driven current butts against the weak westerly-driven current coming from the southwest, cutting Nos Mori off from the Austera gyre. </text:span><text:span text:style-name="T119">The gap between Huroma and Nomenes is thin, however, and this monsoon wind is relatively weak, making the Nos Mori calmest in the summers.</text:span></text:p>
      <text:p text:style-name="P82"><text:span text:style-name="T120"><text:tab/>The significant body of water between Huroma and the equator dampens the effects of the monsoon season, though the rains are still sufficient to give life to the normally dry subcontinent.</text:span><text:span text:style-name="T70"> </text:span><text:span text:style-name="T120">In Huroma’s dry season, the winter currents flow strongly around the island, making it the eye of the Austera-Nos Mori ocean gyre.</text:span></text:p>
      <text:p text:style-name="P6"><text:soft-page-break/></text:p>
      <text:p text:style-name="P63"><text:span text:style-name="T120">N</text:span><text:span text:style-name="T70">omenes</text:span></text:p>
      <text:p text:style-name="P7"/>
      <text:p text:style-name="P7">Nomenes is a land walled by mountains and split by a massive inland sea. Stretching from beyond the polar circle to beyond the equator, the massive continent shares numerous climatic trends with its sister continent Austera.</text:p>
      <text:p text:style-name="P7"/>
      <text:p text:style-name="P63"><text:span text:style-name="T71">The westernmost coast of Nomenes itself stretches through various climates. The southern region, below the termination of the west coast mountains, is fed in the winter by moist westerlies descending from the northwest and by polar easterlies blowing over the glacial lakes to the east of the coast. </text:span><text:span text:style-name="T93">This glacial water is spread throughout much of southern Nomenes </text:span><text:span text:style-name="T94">by the polar winds and slow westerlies that descended over the center of Nomenes, blowing south along the inside of the western mountain range.</text:span></text:p>
      <text:p text:style-name="P63"><text:span text:style-name="T94"><text:tab/></text:span><text:span text:style-name="T95">The western coastal mountains are given full winter precipitation by the westerlies blowing through the Austera-Nos Mori gyre, though </text:span><text:span text:style-name="T96">much of </text:span><text:span text:style-name="T95">the mountains are dry during the summer, </text:span><text:span text:style-name="T96">excepting typical summer ocean breezes</text:span><text:span text:style-name="T95">. The northern prominence of the mountains, where the mountains meet the mouth of the inner sea, are given strong summer precipitation by the far-reaching tongues of monsoon winds blowing warm storms from the equatorial belt. </text:span><text:span text:style-name="T96">These storms rarely reach very far south along the coast.</text:span></text:p>
      <text:p text:style-name="P63"><text:span text:style-name="T96"><text:tab/></text:span><text:span text:style-name="T97">Beyond the west coast mountains, the </text:span><text:span text:style-name="T98">only moisture permeating the land comes from the </text:span><text:span text:style-name="T97">few east-flowing rivers fed by bubbling geothermal springs in the heights of the mountains. </text:span><text:span text:style-name="T98">The winds that fall over inland Nomenes are dry and calm.</text:span><text:span text:style-name="T97"> Near the mouth of the inland sea, descending westerlies blow slowly and weakly southeast, strengthening in the winter to blow along the coast of the inner sea, </text:span><text:span text:style-name="T99">picking up moisture and spreading it farther into the south </text:span><text:span text:style-name="T100">to </text:span><text:span text:style-name="T97">the southern glacial lakes </text:span><text:span text:style-name="T100">and east to the high </text:span><text:span text:style-name="T101">eastern </text:span><text:span text:style-name="T100">mountains</text:span><text:span text:style-name="T97">. Descending equatorial easterlies near the mouth of the sea pick up some of the sea’s moisture and drop it over the western coast.</text:span></text:p>
      <text:p text:style-name="P8"><text:tab/></text:p>
      <text:p text:style-name="P64"><text:span text:style-name="T97">T</text:span><text:span text:style-name="T71">he southeastern archipelago is blocked from these descending westerlies by their encircling mountains. Without these westerlies, the polar winds from the southeast blow farther north into the bowl of the archipelago and batter the islands with frozen winter winds </text:span><text:span text:style-name="T102">and moist storms.</text:span></text:p>
      <text:p text:style-name="P9"/>
      <text:p text:style-name="P65"><text:span text:style-name="T102">T</text:span><text:span text:style-name="T71">he central region of the northern half of Nomenes is primarily dry, with dry, slow equatorial easterlies descending over it and blowing to the northwest. These winds descend too far north to bring </text:span><text:span text:style-name="T103">rain from the inland sea, and leave the region hot and arid. The northern coast, however, is given life by summer monsoons and the sweeping equatorial belt current. </text:span><text:span text:style-name="T104">The far northern prominence and the nearby island of Yaltali receive a constant inundation of rainfall from equatorial easterlies blowing from the southeast. </text:span><text:span text:style-name="T105">The rain from the north reaches its height in the summer, with hurricanes and massive storms. The rain from the southeast reaches its height in the winter, as the southern equatorial easterlies reach their strongest point.</text:span></text:p>
      <text:p text:style-name="P65"><text:span text:style-name="T104"><text:tab/>The </text:span><text:span text:style-name="T106">southern</text:span><text:span text:style-name="T104"> easterlies stir up the ocean along the eastern coast of Nomenes and create a circulation moving between </text:span><text:span text:style-name="T107">eastern </text:span><text:span text:style-name="T104">Nomenes and western Austera. </text:span><text:span text:style-name="T107">This circulation is strongest in the winter, </text:span><text:span text:style-name="T108">when it makes the traversal from the south half of Nomenes to the north half difficult by sea.</text:span></text:p>
      <text:p text:style-name="P10"/>
      <text:p text:style-name="P45"><text:span text:style-name="T148">T</text:span>ectonic Review</text:p>
      <text:p text:style-name="P11"/>
      <text:p text:style-name="P12"><text:soft-page-break/>List of major and minor tectonic plates:</text:p>
      <text:p text:style-name="P12"/>
      <text:p text:style-name="P12">North polar plate</text:p>
      <text:p text:style-name="P12">West Luazil plate</text:p>
      <text:p text:style-name="P12">East Luazil plate</text:p>
      <text:p text:style-name="P12">Perakor plate</text:p>
      <text:p text:style-name="P12">Nomenes-Rhunendor plate</text:p>
      <text:p text:style-name="P12">East-Nomenes Oceanic plate</text:p>
      <text:p text:style-name="P12">South Luazil Oceanic plate</text:p>
      <text:p text:style-name="P12">Austera plate</text:p>
      <text:p text:style-name="P12">East Austera Oceanic plate</text:p>
      <text:p text:style-name="P12">Huroma plate</text:p>
      <text:p text:style-name="P12">Nos Mori plate</text:p>
      <text:p text:style-name="P12">Eyasol plate</text:p>
      <text:p text:style-name="P12"/>
      <text:p text:style-name="P31">North Hermisphere</text:p>
      <text:p text:style-name="P31"/>
      <text:p text:style-name="P44"><text:span text:style-name="T70">Luazil </text:span><text:span text:style-name="T121">Plates</text:span></text:p>
      <text:p text:style-name="P49"><text:span text:style-name="T70">Luazil and its eastern subcontinent sit distributed on four separate plates: </text:span><text:span text:style-name="T122">the West and East Lauzil plates, the South Luzail Oceanic plate, and the North Polar plate</text:span><text:span text:style-name="T70">. The main continent </text:span><text:span text:style-name="T122">on the West Luazil plate</text:span><text:span text:style-name="T70"> <text:s/>has a strong southward push from its </text:span><text:span text:style-name="T122">north </text:span><text:span text:style-name="T70">polar neighbor’s rotation. As the polar plate has been pressing on the </text:span><text:span text:style-name="T122">West </text:span><text:span text:style-name="T70">Luazil plate, land has been pushed up into mountains on that border in the central region of northern Luazil. The land north of these mountains, on the polar plate, is </text:span><text:span text:style-name="T123">newest </text:span><text:span text:style-name="T70">and is gently sloping downward towards the pole. </text:span><text:span text:style-name="T124">These mountains are not volcanic.</text:span></text:p>
      <text:p text:style-name="P13"/>
      <text:p text:style-name="P50"><text:span text:style-name="T70">As the </text:span><text:span text:style-name="T122">West </text:span><text:span text:style-name="T70">Luazil plate is pushed southwards, it presses against the massive </text:span><text:span text:style-name="T122">East Nomenes Oceanic plate</text:span><text:span text:style-name="T70">, helping its southward motion (the other main factor in this plate’s southern motion is the </text:span><text:span text:style-name="T122">strong </text:span><text:span text:style-name="T70">southward motion of its neighbor, the equally massive Nomenes-Rhunendor plate). </text:span><text:span text:style-name="T125">Luazil’s border is pressing down relatively quickly, and the ocean plate is starting to be subducted beneath it in a somewhat reverse fashion. </text:span><text:span text:style-name="T122">This “swallowing” of the East Nomenes Oceanic plate forms the mountains rimming west Luazil and the highlands beyond them. The subduction is very shallow, and these mountains have only a few small volcanoes.</text:span></text:p>
      <text:p text:style-name="P14"/>
      <text:p text:style-name="P51"><text:span text:style-name="T70">The East and West Luazil plates are separated by a powerful underwater ridge beneath the inner sea. This ridge is widening the sea and the gap between the mainland of Luazil and its eastern subcontinent, and this western motion of the West Luazil plate pushes the corner of the Rhunendor-Nomenes plate </text:span><text:span text:style-name="T126">without subduction</text:span><text:span text:style-name="T70">. </text:span><text:span text:style-name="T126">The northernmost of the two southwestern mountain range is low, and formed by the combination of the southward pressure of the North Polar plate and the westward pressure of the West Luazil plate. It is not a volcanic range, unlike its southern neighbor.</text:span></text:p>
      <text:p text:style-name="P15"/>
      <text:p text:style-name="P52"><text:span text:style-name="T126">T</text:span><text:span text:style-name="T70">he mid-sea ridge connects both the East and West Luazil plates to the South Luazil Oceanic plate. As the East Luazil plate grows and moves to the northeast, the South Luazil Oceanic plate is squeezed and rotated between the East Luazil plate and the Austera plate, causing its westernmost point to drive northwards into the West Luazil plate’s corner, compressing the land and forming the two parallel, non-volcanic ranges of southeastern </text:span><text:span text:style-name="T127">mainland Luazil</text:span><text:span text:style-name="T70">.</text:span></text:p>
      <text:p text:style-name="P16"/>
      <text:p text:style-name="P53"><text:soft-page-break/><text:span text:style-name="T70">As the East Luazil plate moves farther east, it hits the rotating Perakor plate. Its powerful motion has crushed Ghelond, </text:span><text:span text:style-name="T128">subducted beneath it,</text:span><text:span text:style-name="T70"> and formed the massive </text:span><text:span text:style-name="T128">volcanic </text:span><text:span text:style-name="T70">mountains of the subcontinent, with the forces rippling and echoing back to form the low parallel ranges of the eastern Luazil subcontinent. </text:span><text:span text:style-name="T129">These ranges are low and calm, with much of the stress building and releasing in Ghelond. </text:span><text:span text:style-name="T130">The East Luazil’s northward push helps drive the North Polar plate’s rotation as well, and the large, mountainous islands north of east Luazil are formed by this interaction.</text:span></text:p>
      <text:p text:style-name="P17"/>
      <text:p text:style-name="P46"><text:span text:style-name="T130">P</text:span><text:span text:style-name="T70">erakor </text:span><text:span text:style-name="T121">Plate</text:span></text:p>
      <text:p text:style-name="P18"/>
      <text:p text:style-name="P54"><text:span text:style-name="T70">Many forces combine to give the Perakor plate its counter-clockwise rotation. </text:span><text:span text:style-name="T131">It twists like a gear with the North Polar plate, the compression of the East Luazil plate and the transform boundary with the rotating South Luazil Oceanic plate act on Perakor’s western edge, and the volatile ocean ridge along its southern and eastern border all serve to help rotate the Perakor plate.</text:span></text:p>
      <text:p text:style-name="P19"/>
      <text:p text:style-name="P55"><text:span text:style-name="T70">This rotation has numerous effects: its northeastern corner is subducting deeply beneath the western Halcinaline, building violent volcanoes there. Adasol, sitting on the Perakor plate, is scraped along the Rhunendor-Nomenes plate in a transform fault, making the low mountains of Adasol rife with </text:span><text:span text:style-name="T132">small </text:span><text:span text:style-name="T70">earthquakes. </text:span><text:span text:style-name="T133">A similar </text:span><text:span text:style-name="T134">e</text:span><text:span text:style-name="T133">ffect plagues Tepeheo, as its western mountains are raised along a transform fault with the South Luazil Oceanic plate.</text:span></text:p>
      <text:p text:style-name="P20"/>
      <text:p text:style-name="P56"><text:span text:style-name="T133">A</text:span><text:span text:style-name="T70">s mentioned before, the massive mountains of Ghelond are formed by the subduction and convergence of the East Luazil plate with the Perakor plate.</text:span></text:p>
      <text:p text:style-name="P21"/>
      <text:p text:style-name="P47"><text:span text:style-name="T70">Rhunendor-Nomenes </text:span><text:span text:style-name="T135">and East Nomenes Oceanic</text:span><text:span text:style-name="T70"> Plate</text:span></text:p>
      <text:p text:style-name="P20"/>
      <text:p text:style-name="P57"><text:span text:style-name="T133">T</text:span><text:span text:style-name="T70">he Rhunendor-Nomenes plate is massive and under extreme stresses, </text:span><text:span text:style-name="T135">and it is hopelessly locked with the East Nomenes Oceanic plate</text:span><text:span text:style-name="T70">. </text:span><text:span text:style-name="T135">The former’s</text:span><text:span text:style-name="T70"> northeastern cap is home to the largest and most powerful </text:span><text:span text:style-name="T135">plate divergence on the planet, with its motion powering much of the surface-level plate tectonics across the globe. </text:span><text:span text:style-name="T136">Volcanic islands dot this ridge. </text:span><text:span text:style-name="T135">This underwater ridge, in conjunction with the westward convergence of the West Luazil plate, is responsible for the striking southward motion of the entire plate along with its neighbor, the East Nomenes Oceanic plate. These two plates grind and strike against each other in their movement south. As the Rhunendor-Nomenes plate moves southward, it drives against the south pole and the portion of the Austera plate there. </text:span><text:span text:style-name="T137">This pressure is somewhat wrapped behind the southward moving plates due to the size and position of the Austera plate. T</text:span><text:span text:style-name="T135">he force of the Austera plate is transferred to the </text:span><text:span text:style-name="T137">eastern edge of the</text:span><text:span text:style-name="T135"> East Nomenes Oceanic plate, giving it </text:span><text:span text:style-name="T137">a</text:span><text:span text:style-name="T135"> westward motion that </text:span><text:span text:style-name="T137">converges</text:span><text:span text:style-name="T135"> it against the Rhunendor-Nomenes plate. </text:span><text:span text:style-name="T137">It is by this complex global interaction that the Rhunendor-Nomenes and the East Nomenes Oceanic plates crash together and form the mighty </text:span><text:span text:style-name="T138">non-volcanic </text:span><text:span text:style-name="T137">mountains of eastern Nomenes.</text:span></text:p>
      <text:p text:style-name="P57"><text:span text:style-name="T135"><text:tab/></text:span><text:span text:style-name="T139">The Rhunendor-Nomenes plate not only pile-drives into the south pole; it also drives the Huroma plate like an arrow into the Nos Mori and East Austera Oceanic plates, </text:span><text:span text:style-name="T140">which in turn aids in the Nos Mori plate’s convergence with the Rhunendor-Nomenes plate. The two opposing motions—the southward march of the Rhunendor-Nomenes plate and the eastward push of the Nos Mori plate—cause a violent subduction underneath the west coast of Nomenes, raising the highly volcanic mountains there. </text:span><text:span text:style-name="T141">The notch-like northeast corner of the </text:span><text:soft-page-break/><text:span text:style-name="T141">Nos Mori plate is the most severe of the subducting zones, making the mountains nearest to the mouth of Nomenes’ inner sea the most volcanic </text:span><text:span text:style-name="T138">of the range.</text:span></text:p>
      <text:p text:style-name="P20"/>
      <text:p text:style-name="P48"><text:span text:style-name="T133">A</text:span><text:span text:style-name="T70">ustera, </text:span><text:span text:style-name="T142">East Austera Oceanic, </text:span><text:span text:style-name="T143">Huroma, Eyasol, and Nos Mori</text:span><text:span text:style-name="T70"> Plate</text:span><text:span text:style-name="T142">s</text:span></text:p>
      <text:p text:style-name="P22"/>
      <text:p text:style-name="P22">The Austera plate covers the south pole and the continent of Austera. It has a somewhat rotational motion tied to the southward press of the Rhunendor-Nomenes and the East Nomenes Oceanic plates. This rotational motion causes the bulk of the Austera plate to sweep north, and this motion pushes all plates around it. It compresses the East Nomenes Oceanic plate westward and subducts it gradually under Austera’s western coast, creating the region’s wide and slightly volcanic mountains.</text:p>
      <text:p text:style-name="P22"><text:tab/>The rotation causes a massive convergence between the northern coast of Austera and the South Luazil Oceanic plate. As that plate rotates clockwise under the pressures around it, it causes a strong convergence and highly volcanic mountains in central Austera and a weaker convergence with weaker volcanic ranges to the west of that.</text:p>
      <text:p text:style-name="P48"><text:span text:style-name="T71"><text:tab/></text:span><text:span text:style-name="T109">The Austera plate also converges with its eastern neighbor, the East Austera Oceanic plate. The oceanic plate subducts gradually underneath the Austera plate, causing a broad highland region with minor volcanoes. </text:span><text:span text:style-name="T110">The East Austera Oceanic plate is also subducted beneath the arrowhead of Huroma, and, to a lesser degree, Eyasol. Eyasol’s mountains are more broad due to a slower, more gradual subduction </text:span><text:span text:style-name="T111">(with the southward motion of the East Austera Oceanic plate provided by the spreading ocean ridge on its northern border)</text:span><text:span text:style-name="T110">. Huroma’s pressure from the Rhunendor-Nomenes plate push it to swallow the crust of the East Austera Oceanic plate severely, raising the arrowhead’s western volcanic mountains.</text:span></text:p>
      <text:p text:style-name="P23"/>
      <text:p text:style-name="P48"><text:span text:style-name="T110"><text:tab/></text:span><text:span text:style-name="T112">The Eyasol plate is pressed mildly northward by the Austera plate, but the pressure is low. </text:span><text:span text:style-name="T113">The eastern mountains of Huroma’s arrowhead are formed as the Nos Mori plate is subducted beneath it, forming powerful volcanoes there.</text:span></text:p>
      <text:p text:style-name="P24"/>
      <text:p text:style-name="P48"><text:span text:style-name="T113"><text:tab/></text:span><text:span text:style-name="T114">Taking all of this into account, the Nos Mori plate is being subducted from all sides, and will eventually be subducted completely as Huroma and Nomenes crash together.</text:span></text:p>
      <text:p text:style-name="P87"><text:span text:style-name="T149">O</text:span>rbital Effects</text:p>
      <text:p text:style-name="P25"/>
      <text:p text:style-name="P25">Major circumstances are functions of the interaction between obliquity, eccentricity, and precession. The precessive part is completely modulated by eccentricity, so the circumstances accounting for the affects of precession assume a high eccentricity.</text:p>
      <text:p text:style-name="P25"/>
      <text:p text:style-name="P32">High Obliquity</text:p>
      <text:p text:style-name="P58"><text:span text:style-name="T70">High obliquity → severe seasons. The polar circle is lower (at 60 degrees), and the tropics extend higher (30 degrees). The winters are colder, but the summers are warmer. </text:span><text:span text:style-name="T144">The seasonal variations are more pronounced throughout the globe.</text:span><text:span text:style-name="T70"> </text:span><text:span text:style-name="T145">Starting at the poles, the larger temperature gradient would make winds more powerful, especially in the winter. </text:span><text:span text:style-name="T146">The thermal inertia of the land vs. the water would be exacerbated, and the more powerful winds would bring more powerful currents and more powerful storms. </text:span><text:span text:style-name="T145">This would stretch all the way into the widened tropics, where immensely powerful winter winds would blow monsoons farther </text:span><text:span text:style-name="T146">into the summer hemisphere</text:span><text:span text:style-name="T145"> than in times of lower obliquity.</text:span></text:p>
      <text:p text:style-name="P58"><text:span text:style-name="T145"><text:tab/></text:span><text:span text:style-name="T146">The hotter summers could disrupt agriculture, causing droughts and famines. These hot summers would be most noticeable at the poles—here, cold winters would freeze vast amounts of ocean ice, and newly hot summers would melt it again, preventing much buildup. </text:span><text:span text:style-name="T147">Much of the ice already built up would melt. </text:span><text:span text:style-name="T146">This cycle would cause rapidly fluctuating sea levels and extreme coastal flooding. </text:span><text:span text:style-name="T147">Shrinking coastlines could allow wind previously slowed by the coasts to reach further inland, fertilizing land that may have previously been dry.</text:span></text:p>
      <text:p text:style-name="P1"/>
      <text:p text:style-name="P33">Low Eccentricity</text:p>
      <text:p text:style-name="P26">Low eccentricity → default; nullifies affect from precession.</text:p>
      <text:p text:style-name="P26"/>
      <text:p text:style-name="P32">Low Obliquity</text:p>
      <text:p text:style-name="P27">Low obliquity → mild seasons. The polar circle is higher, almost 70 degrees, and the tropics are closer to the equator (near 20 degrees). <text:span text:style-name="T150">The winters are warmer and the summers cooler. At the onset of lower obliquity periods, this might bring calmer winds and a disruption </text:span><text:span text:style-name="T151">or weakening </text:span><text:span text:style-name="T150">of tropical monsoons. </text:span><text:span text:style-name="T151">Places that rely on this seasonal rain could dry out </text:span><text:span text:style-name="T152">and turn arid. Hurricanes might be rarer, and extreme weather might as well. This calm period may not last, though, as the cool summers allow ice to build up at high latitudes. This buildup of ice would cause a feedback effect, reflecting more light and lowering the planet’s average albedo. The ice would continue to grow and expand, cooling the higher latitudes and causing an increase in wind strength and disrupting high latitude ocean currents. The winds, growing in power, </text:span><text:span text:style-name="T154">could</text:span><text:span text:style-name="T152"> bring with them increasingly strong currents, storms, and monsoons.</text:span></text:p>
      <text:p text:style-name="P27"><text:tab/><text:span text:style-name="T152">Ocean levels would drop, and the larger landmasses could slow down winds that previously brought precipitation to continental inlands. The centers of continents could dry out more easily.</text:span></text:p>
      <text:p text:style-name="P25"/>
      <text:p text:style-name="P32">Northern Precession</text:p>
      <text:p text:style-name="P28">Northern Precession → more extreme northern hemisphere seasons, less extreme southern hemisphere seasons <text:span text:style-name="T1">(southern winter is at perihelion, making it warmer, and southern summer is at aphelion, making it cooler)</text:span>. With the northern hemisphere facing the sun at the planet’s perihelion and facing away from the sun at aphelion, the seasonal variations in the north will be more extreme <text:span text:style-name="T1">and those in the south will be less pronounced. The higher amount of insolation in the north will bring a selective variation in the monsoon rains: despite the </text:span><text:span text:style-name="T2">weakening in southern hemisphere winds, the now larger amount of insolation on northern </text:span><text:soft-page-break/><text:span text:style-name="T2">hemisphere tropical landmasses would bring more severe monsoons to landmasses near the equator (Adasol, </text:span><text:span text:style-name="T153">northern Austera,</text:span><text:span text:style-name="T2"> and southern Tepeheo).</text:span></text:p>
      <text:p text:style-name="P25"/>
      <text:p text:style-name="P32">Southern Precession</text:p>
      <text:p text:style-name="P1">Southern precession → more extreme seasonal variation in the southern hemisphere, less extreme variation in the northern hemisphere. D<text:span text:style-name="T1">espite the </text:span><text:span text:style-name="T2">weakening in </text:span>northern<text:span text:style-name="T2"> hemisphere winds, the now larger amount of insolation on </text:span>southern<text:span text:style-name="T2"> hemisphere tropical landmasses would bring more severe monsoons to landmasses near the equator (</text:span>Much of Austera’s coast and bays, Huroma, and the coasts of Nomenes<text:span text:style-name="T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6T11:53:22.191696188</meta:creation-date>
    <dc:date>2020-12-27T19:55:12.295709449</dc:date>
    <meta:editing-duration>PT4H58M17S</meta:editing-duration>
    <meta:editing-cycles>5</meta:editing-cycles>
    <meta:generator>LibreOffice/7.0.4.2$Linux_X86_64 LibreOffice_project/00$Build-2</meta:generator>
    <meta:document-statistic meta:table-count="0" meta:image-count="0" meta:object-count="0" meta:page-count="12" meta:paragraph-count="112" meta:word-count="5759" meta:character-count="35957" meta:non-whitespace-character-count="30290"/>
  </office:meta>
</office:document-meta>
</file>